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0.8071in"/>
    </style:style>
    <style:style style:name="co4" style:family="table-column">
      <style:table-column-properties fo:break-before="auto" style:column-width="3.8984in"/>
    </style:style>
    <style:style style:name="co5" style:family="table-column">
      <style:table-column-properties fo:break-before="auto" style:column-width="11.989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10.5874in"/>
    </style:style>
    <style:style style:name="co8" style:family="table-column">
      <style:table-column-properties fo:break-before="auto" style:column-width="2.2717in"/>
    </style:style>
    <style:style style:name="co9" style:family="table-column">
      <style:table-column-properties fo:break-before="auto" style:column-width="3.4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999999" style:vertical-align="bottom"/>
    </style:style>
    <style:style style:name="T1" style:family="text">
      <style:text-properties fo:font-weight="bold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font-weight="bold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font-weight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inal_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atum</text:p>
          </table:table-cell>
          <table:table-cell office:value-type="string" calcext:value-type="string">
            <text:p>HM, LM</text:p>
          </table:table-cell>
          <table:table-cell office:value-type="string" calcext:value-type="string">
            <text:p>High or low-minority ar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GHSPANLI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Highly linguistically isolated strata (Census tract with &gt;=30% households have 0 adults &gt;14 who report speaking English very well; Y=1, N=2</text:p>
          </table:table-cell>
          <table:table-cell office:value-type="string" calcext:value-type="string">
            <text:p>least sparse &amp; common to all se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HSURCODE2013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NCHS 2013 rural-urban coding (see codebook for division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DIV</text:p>
          </table:table-cell>
          <table:table-cell office:value-type="string" calcext:value-type="string">
            <text:p>1-9</text:p>
          </table:table-cell>
          <table:table-cell office:value-type="string" calcext:value-type="string">
            <text:p>Census division (regional; 1=New England, 2=Middle Atlantic, 3=E North Ctrl, 4= W North Ctrl, 5=S Atlantic, 6=E South Ctrl, 7=W South Ctrl, 8=Mountain, 9=Pacific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3: FormType</text:p>
          </table:table-cell>
          <table:table-cell table:style-name="ce2" office:value-type="string" calcext:value-type="string">
            <text:p>2, 5</text:p>
          </table:table-cell>
          <table:table-cell table:style-name="ce2" office:value-type="string" calcext:value-type="string">
            <text:p>Completed by paper (2) or web (5)</text:p>
          </table:table-cell>
          <table:table-cell table:style-name="ce2" office:value-type="string" calcext:value-type="string">
            <text:p>keep only paper from C3 due to significant differenc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4: Pandemic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string" calcext:value-type="string">
            <text:p>Update after pandemic declared (3/11/2020; Y=1, N=-1)</text:p>
          </table:table-cell>
          <table:table-cell table:style-name="ce2" office:value-type="string" calcext:value-type="string">
            <text:p>will use in creation of “survey cycle”; see 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Internet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Ever go online to access WWW, send/rcv email? (Y=1, N=2, missing=-9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net_DialUP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ccess via dial-up (-9, -6, -2 errors; -1=don’t use) Y/N as pre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net_BroadBn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ccess via broadband (-9, -6, -2 errors; -1=don’t use) Y/N as pre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net_Cell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ccess via cellular (-9, -6, -2 errors; -1=don’t use) Y/N as pre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net_WiFi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ccess via wifi (-9, -6, -2 errors; -1=don’t use) Y/N as pre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reUseInternet_Hom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access internet at home (negative as prev; 1=daily, 2= sometimes, 3=Never, 4=N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reUseInternet_Work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access internet at work (negative as prev; 1-4 as prev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reUseInternet_PublicPlac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access internet in public place (lib, commun ctr, etc) (negative as prev; 1-4 as prev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reUseInternet_MobileDevic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access internet on mobile device (negative as prev; 1-4 as prev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nic_SelfHealthInfo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Past 12mos, used electronic means to find health info for self (-9 =missing,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veDevice_Cat</text:p>
          </table:table-cell>
          <table:table-cell office:value-type="string" calcext:value-type="string">
            <text:p>-9, -7, 1-5</text:p>
          </table:table-cell>
          <table:table-cell office:value-type="string" calcext:value-type="string">
            <text:p>Single categorical variable covering last 4 vars (1=tab, 2=smartph, 3=basic, 4=none, 5=multipl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tHealthWellnessApp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ave health/wellness apps on smartphone or tablet (-9 thru -2 missing/error; -1=NA don’t have device; Y=1, N=2, don’t know=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t_AchieveGoal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sed smartphone or tablet to track health-related goal <text:s/>(-9 thru -2 missing/error; -1=NA don’t have device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t_MakeDecision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sed smartphone or tablet to make decision on Rx illness/condition <text:s/>(-9 thru -2 missing/error; -1=NA don’t have device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t_DiscussionsHCP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martphone or tablet helped in d/w medical provider <text:s/>(-9 thru -2 missing/error; -1=NA don’t have device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Rsn_VisitedSocNet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visit soc networking site last 12 mos? <text:s text:c="2"/>(-9, -7 missing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Rsn_SharedSocNet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share health info on soc networking site last 12 mos? <text:s text:c="2"/>(-9, -7 missing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Rsn_SupportGroup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participate in health/med issue support grp last 12 mos? <text:s text:c="2"/>(-9, -7 missing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Rsn_YouTub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watch <text:s/>health/med video on YouTube last 12 mos? <text:s text:c="2"/>(-9, -7 missing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ularProvider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N/incl mental health, is there a particular MD/RN/other HP see most often? (-9, -7 missing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qGoProvide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N/incl ED visits, how many HCP visits last 12 mos? (-9, -7 missing; 0=None, 1-4=x times; 5=5-9 times; 6 = &gt;=1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ualityCar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Overall rating quality of healthcare last 12 mos (-9 thru -2 missing/errors; -1 = NA don’t go; 1=excellent, 2=vg, 3=g, 4=fair 5=poo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Ins_InsuranceEmp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ealth ins thru curr/fmr employer or union (-9, -7 missing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Ins_InsurancePriv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ealth ins purchased directly from private co (-9, -7 missing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Ins_Medicar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Medicare (-9, -7 missing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Ins_Medicaid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Medicaid/MA/other low-income (-9, -7 missing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Ins_Tricar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Tricare/other military (-9, -7 missing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Ins_VA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Enrolled or ever used VA (-9, -7 missing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Ins_IHS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Indian Health Svc (-9, -7 missing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Ins_Other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Other (specify) (-9, -7 missing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Insurance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Derived from above, any vs none (-9 missing; Y=1, N=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viderMaintainEMR2</text:p>
          </table:table-cell>
          <table:table-cell office:value-type="string" calcext:value-type="string">
            <text:p>-9, -7, -5, 1-3</text:p>
          </table:table-cell>
          <table:table-cell office:value-type="string" calcext:value-type="string">
            <text:p><text:span text:style-name="T2">Does provider use EMR? </text:span><text:span text:style-name="T3">(</text:span><text:span text:style-name="T4">-9, -7, -5=missing/error; Y=1, N=2, don't know=3</text:span><text:span text:style-name="T3">)</text:span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2: EverOfferedAccessRec</text:p>
          </table:table-cell>
          <table:table-cell table:style-name="ce2" office:value-type="string" calcext:value-type="string">
            <text:p>-9, 1-3</text:p>
          </table:table-cell>
          <table:table-cell table:style-name="ce2" office:value-type="string" calcext:value-type="string">
            <text:p>Ever offered online med record access by HCP<text:span text:style-name="T5"> or insurer?</text:span> (-9=missing/error; Y=1, N=2, don’t know=3)</text:p>
          </table:table-cell>
          <table:table-cell table:style-name="ce2" office:value-type="string" calcext:value-type="string">
            <text:p>OfferedAccessHCP2, OfferedAccessInsurer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: WhoOffered_HCP</text:p>
          </table:table-cell>
          <table:table-cell table:style-name="ce2" office:value-type="string" calcext:value-type="string">
            <text:p>multiple</text:p>
          </table:table-cell>
          <table:table-cell table:style-name="ce2" office:value-type="string" calcext:value-type="string">
            <text:p>Who offered-HCP (-9, -2=missing/error; -1=NA; Y=1, N=2)</text:p>
          </table:table-cell>
          <table:table-cell table:style-name="ce2" office:value-type="string" calcext:value-type="string">
            <text:p>use to make category similar to C3 &amp; C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: WhoOffered_Insurer</text:p>
          </table:table-cell>
          <table:table-cell table:style-name="ce2" office:value-type="string" calcext:value-type="string">
            <text:p>multiple</text:p>
          </table:table-cell>
          <table:table-cell table:style-name="ce2" office:value-type="string" calcext:value-type="string">
            <text:p>Who offered-Insurer (-9, -2=missing/error; -1=NA; Y=1, N=2)</text:p>
          </table:table-cell>
          <table:table-cell table:style-name="ce2" office:value-type="string" calcext:value-type="string">
            <text:p>use to make category similar to C3 &amp; C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: WhoOffered_Other</text:p>
          </table:table-cell>
          <table:table-cell table:style-name="ce2" office:value-type="string" calcext:value-type="string">
            <text:p>multiple</text:p>
          </table:table-cell>
          <table:table-cell table:style-name="ce2" office:value-type="string" calcext:value-type="string">
            <text:p>Who offered-Insurer (-9, -2=missing/error; -1=NA; Y=1, N=2)</text:p>
          </table:table-cell>
          <table:table-cell table:style-name="ce2" office:value-type="string" calcext:value-type="string">
            <text:p>use to make category similar to C3 &amp; C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3, C4: OfferedAccessHCP2</text:p>
          </table:table-cell>
          <table:table-cell table:style-name="ce2" office:value-type="string" calcext:value-type="string">
            <text:p>-9, -7, -5, 1-3Does provider use EMR? <text:span text:style-name="T1">(</text:span>-9, -7, -5=missing/error; Y=1, N=2, don't know=3<text:span text:style-name="T1">)</text:span></text:p>
          </table:table-cell>
          <table:table-cell table:style-name="ce2" office:value-type="string" calcext:value-type="string">
            <text:p>Ever offered online med record access by HCP? (-9, -7, -5=missing/error; Y=1, N=2, don’t know=3)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C3, C4: OfferedAccessInsurer2</text:p>
          </table:table-cell>
          <table:table-cell table:style-name="ce2" office:value-type="string" calcext:value-type="string">
            <text:p>-9, -7, -5, 1-3Does provider use EMR? <text:span text:style-name="T1">(</text:span>-9, -7, -5=missing/error; Y=1, N=2, don't know=3<text:span text:style-name="T1">)</text:span></text:p>
          </table:table-cell>
          <table:table-cell table:style-name="ce2" office:value-type="string" calcext:value-type="string">
            <text:p>Ever offered online med record access by insurer? (-9, -7, -5=missing/error; Y=1, N=2, don’t know=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ssOnlineRecor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many times access EMR past 12 most (-9, -7, -2=missing/error; <text:s/>0=None, 1=1-2, 2=3-5, 3=6-9, 4=&gt;=1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lHeal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n general, your health is… (-9, -7, -5=errors; 1=excellent, 2=vg, 3=g, 4=fair, 5=poo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wnAbilityTakeCareHeal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confident in own ability to take good care of health? (-9, -7, -5=errors; 1=completely confident, 2=very, 3=somewhat, 4=a little, 5=not at al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Conditions_Diabetes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DM? (-9, -7=missing; 1=T, 2=F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Conditions_HighBP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HTN? (-9, -7=missing; 1=T, 2=F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Conditions_HeartCondition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heart attack, angina, CHF? (-9, -7=missing; 1=T, 2=F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Conditions_LungDiseas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chronic lung dz, asthma, emphysema, chronic bronchitis? (-9, -7=missing; 1=T, 2=F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Conditions_Depression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depression/anxiety d/o? (-9, -7=missing; 1=T, 2=F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verHadCancer</text:p>
          </table:table-cell>
          <table:table-cell table:style-name="ce3" office:value-type="string" calcext:value-type="string">
            <text:p>-9, -7, 1-2</text:p>
          </table:table-cell>
          <table:table-cell table:style-name="ce3" office:value-type="string" calcext:value-type="string">
            <text:p>Everd Dx’d with cancer? (-9, -7=missing; 1=T, 2=F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talStatus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Marital status (-9, -7, -5=missing/error; 1=married; 2=long-term partner; 3=divorced; 4=widowed; 5=separated; 6=single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lfGender</text:p>
          </table:table-cell>
          <table:table-cell table:style-name="ce3" office:value-type="string" calcext:value-type="string">
            <text:p>-9, -5, 1-2</text:p>
          </table:table-cell>
          <table:table-cell table:style-name="ce3" office:value-type="string" calcext:value-type="string">
            <text:p>Gender (-9, -5=Missing/Error; M=1, F=2)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AgeGrpB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ge group B (-9, -4=missing/error; 1=18-34, 2=35-49; 3=50-64; 4=65-74; 5=75+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Ed group A (-9, -7=missing; 1= &lt; HS; 2=HS grad; 3=some college; 4= &gt;= college gra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ceEthn5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Race/Ethnicity 5 levels (-9, -7=missing; 1=Nonhisp wht; 2=Nonhisp blk/AA; 3=Hispanic; 4=Nonhisp asian; 5=Nonhisp oth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HInc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ncome 5 levels (-9, -7=missing; 1=&lt;20k; 2=20k-34999; 3=35k-49999; 4=50k-74999; 5=&gt;=75k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MI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Body mass index (-9, -7, -4=missing/error; continuous BM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okeStat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moking status (-9, -7, -6=missing; 1=current; 2=former, 3=nev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Q4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PHQ-4 depression score (derived from skipped nervous/anxious/etc) (-9, -7, -5=missing/error; 0 – 12 higher=wor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eklyMinutesModerateExerci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Min/wk mod exercise (days/wk*min/day; -9, -7, -4=missing/error; continous minute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igU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E-cig status (-9, -7, -6=missing; 1=current; 2=former, 3=nev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gDrinksPerWeek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vg drinks/wk (from drink days/wk &amp; drinks/day; -9, -7, -4=missing/error; continuous drinks/wk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D: SurveyCycle</text:p>
          </table:table-cell>
          <table:table-cell table:style-name="ce2" office:value-type="string" calcext:value-type="string">
            <text:p>2-5</text:p>
          </table:table-cell>
          <table:table-cell table:style-name="ce2" office:value-type="string" calcext:value-type="string">
            <text:p>cycle 2 = 2, cycle 3 = 3, cycle 4 pre-pandemic =4, cycle 4 post-pandemic = 5</text:p>
          </table:table-cell>
          <table:table-cell table:style-name="ce2" office:value-type="string" calcext:value-type="string">
            <text:p>derived; add to final set</text:p>
          </table:table-cell>
          <table:table-cell table:number-columns-repeated="1018"/>
        </table:table-row>
      </table:table>
      <table:table table:name="Cycle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debook p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atum</text:p>
          </table:table-cell>
          <table:table-cell office:value-type="string" calcext:value-type="string">
            <text:p>HM, LM</text:p>
          </table:table-cell>
          <table:table-cell office:value-type="string" calcext:value-type="string">
            <text:p>High or low-minority area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SPANLI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Highly linguistically isolated strata (Census tract with &gt;=30% households have 0 adults &gt;14 who report speaking English very well; Y=1, N=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4 doesn’t have direct ? about how well English spoken; use this inst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C2003</text:p>
          </table:table-cell>
          <table:table-cell office:value-type="string" calcext:value-type="string">
            <text:p>1-9</text:p>
          </table:table-cell>
          <table:table-cell office:value-type="string" calcext:value-type="string">
            <text:p>Rural vs urban USDA 2003 (sparse for 5, 8, 9)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C2013</text:p>
          </table:table-cell>
          <table:table-cell office:value-type="string" calcext:value-type="string">
            <text:p>1-9</text:p>
          </table:table-cell>
          <table:table-cell office:value-type="string" calcext:value-type="string">
            <text:p>Rural vs urban USDA 2013 (sparse 5, 8, 9)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_RUCA_2010</text:p>
          </table:table-cell>
          <table:table-cell office:value-type="string" calcext:value-type="string">
            <text:p>1-10, 99</text:p>
          </table:table-cell>
          <table:table-cell office:value-type="string" calcext:value-type="string">
            <text:p>1ry code, Rural vs urban with commuting status (multiple sparse)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_RUCA_2010</text:p>
          </table:table-cell>
          <table:table-cell office:value-type="string" calcext:value-type="string">
            <text:p>1-10.3, 99</text:p>
          </table:table-cell>
          <table:table-cell office:value-type="string" calcext:value-type="string">
            <text:p>2ry code, Rural vs urban with commuting status (multiple sparse)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atment_HC53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Paper only, web, web bonus (may want to assess grp diffs)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HSURCODE2013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NCHS 2013 rural-urban coding, less sparse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SDIV</text:p>
          </table:table-cell>
          <table:table-cell office:value-type="string" calcext:value-type="string">
            <text:p>1-9</text:p>
          </table:table-cell>
          <table:table-cell office:value-type="string" calcext:value-type="string">
            <text:p>Census division (regional)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SREG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Census region (broader)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Type</text:p>
          </table:table-cell>
          <table:table-cell office:value-type="string" calcext:value-type="string">
            <text:p>2, 5</text:p>
          </table:table-cell>
          <table:table-cell office:value-type="string" calcext:value-type="string">
            <text:p>Completed by paper or web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kHealthInfo</text:p>
          </table:table-cell>
          <table:table-cell office:value-type="string" calcext:value-type="string">
            <text:p>1-2, -9</text:p>
          </table:table-cell>
          <table:table-cell office:value-type="string" calcext:value-type="string">
            <text:p>Ever looked for health info (Y=1, N=2, Missing = -9)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SeekHealthInfo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Where seek health info; negative = missing or error; multiple categories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tOfEffort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Took lots of effort to get info; neg as above; 1= str agree; 4=str dis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ustrate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Frustrated searching health info; neg &amp; 1-4 as in previous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fidentGetHealthInf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Confident can get health info/advice if needed; -9 miss, -5 multiple (error); 1=completely 4=not at all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stDocto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Trust health info from MD; -9, -5 as above; 1=alot, 4=not at all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stFamily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Trust health info from family; -9, -5 as above; 1=alot, 4=not at all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stGov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Trust health info from govmt; -9, -5 as above; 1=alot, 4=not at all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stCharitie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Trust health info from charitable org; -9, -5 as above; 1=alot, 4=not at all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stReligiousOrg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Trust health info from religious org; -9, -5 as above; 1=alot, 4=not at all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ongNeedHealthInfo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f had strong need med info, where go 1<text:span text:style-name="T6">st</text:span>? -9, -5 as above; multiple categories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ongNeedHealthInfo-OS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answers to “Other, specify” from above – very sparse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kCancerInfo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Ever looked for cancer info (Y=1, N=2, Missing = -9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n C4, this stay and “SeekHealthInfo” isn’t 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Internet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Ever go online to access WWW, send/rcv email? (Y=1, N=2, missing=-9)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et_DialUP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ccess via dial-up (-9, -6, -2 errors; -1=don’t use) Y/N as prev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et_BroadBn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ccess via broadband (-9, -6, -2 errors; -1=don’t use) Y/N as prev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et_Cell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ccess via cellular (-9, -6, -2 errors; -1=don’t use) Y/N as prev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et_WiFi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ccess via wifi (-9, -6, -2 errors; -1=don’t use) Y/N as prev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UseInternet_Hom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access internet at home (negative as prev; 1=daily, 3=Never, 4=NA)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UseInternet_Work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access internet at work (negative as prev; 1=daily, 3=Never, 4=NA)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UseInternet_PublicPlac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access internet in public place (lib, commun ctr, etc) (negative as prev; 1=daily, 3=Never, 4=NA)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UseInternet_MobileDevic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access internet on mobile device (negative as prev; 1=daily, 3=Never, 4=NA)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_SelfHealthInfo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Past 12mos, used electronic means to find health info for self (as prev)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_BuyMedicine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Past 12mos, used electronic means to buy meds/vitamins (as prev)</text:p>
          </table:table-cell>
          <table:table-cell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_TalkDoctor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Past 12mos, used electronic means to communicate w/doctor or doctors office (as prev)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_TrackedHealthCosts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Past 12mos, used electronic means to track healthcare charges/costs (as prev)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_TestResults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Past 12mos, used electronic means to look up med test results (as prev)</text:p>
          </table:table-cell>
          <table:table-cell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_MadeAppts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Past 12mos, used electronic means to make healthcare appts <text:s/>(as prev)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_ECigHarms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Past 12mos, used electronic means to find info on e-cig harms (as prev)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Device_Tablet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ve a table (-9 &amp; -7 missing; 1 here is “selected” and 2 is “not selected”)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Device_SmartPh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ve a smart phone (-9 &amp; -7 missing; 1 here is “selected” and 2 is “not selected”)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Device_CellPh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ve only basic cell phone (-9 &amp; -7 missing; 1 here is “selected” and 2 is “not selected”)</text:p>
          </table:table-cell>
          <table:table-cell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Device_Non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ve none of above (-9 &amp; -7 missing; 1 here is “selected” and 2 is “not selected”)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Device_Cat</text:p>
          </table:table-cell>
          <table:table-cell office:value-type="string" calcext:value-type="string">
            <text:p>-9, -7, 1-5</text:p>
          </table:table-cell>
          <table:table-cell office:value-type="string" calcext:value-type="string">
            <text:p>Single categorical variable covering last 4 vars (1=tab, 2=smartph, 3=basic, 4=none, 5=mulitple)</text:p>
          </table:table-cell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tHealthWellnessApp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ave health/wellness apps on smartphone or tablet (-9 thru -2 missing/error; -1=NA don’t have device; Y=1, N=2, don’t know=3)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t_AchieveGoal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sed smartphone or tablet to track health-related goal <text:s/>(-9 thru -2 missing/error; -1=NA don’t have device; Y=1, N=2)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t_MakeDecision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sed smartphone or tablet to make decision on Rx illness/condition <text:s/>(-9 thru -2 missing/error; -1=NA don’t have device; Y=1, N=2)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t_DiscussionsHCP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martphone or tablet helped in d/w medical provider <text:s/>(-9 thru -2 missing/error; -1=NA don’t have device; Y=1, N=2)</text:p>
          </table:table-cell>
          <table:table-cell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rableDevTrackHealth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tracker for health/activity in past 12 mos? (-9, -7 missing; Y=1, N=2)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qWearDevTrackHeal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use wearable for health/activity? (-9 thru -2 missing/error; -1=NA don’t have; 1=everyday, 5=not in past month)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ingShareData_HCP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Willing to share wearable data w/provider? (-9 thru -2 missing/error; -1=NA don’t have device; Y=1, N=2)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ingShareData_Fam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Willing to share wearable data w/family/friends? (-9 thru -2 missing/error; -1=NA don’t have device; Y=1, N=2)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herDevTrackHealth2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other electronic medical device (e.g. glucometer, BP) in last 12 mos? <text:s/>(-9, -7 missing; Y=1, N=2)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edHealthDeviceInfo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hared tracker or med device info w/provider last 12 mos? (-9, -7, -5 errors; Y=1, N=2, NA=3)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sn_VisitedSocNet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visit soc networking site last 12 mos? <text:s text:c="2"/>(-9, -7 missing; Y=1, N=2)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sn_SharedSocNet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share health info on soc networking site last 12 mos? <text:s text:c="2"/>(-9, -7 missing; Y=1, N=2)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sn_WroteBlog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write in diary/blog last 12 mos? <text:s text:c="2"/>(-9, -7 missing; Y=1, N=2)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sn_SupportGroup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participate in health/med issue support grp last 12 mos? <text:s text:c="2"/>(-9, -7 missing; Y=1, N=2)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sn_YouTub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watch <text:s/>health/med video on YouTube last 12 mos? <text:s text:c="2"/>(-9, -7 missing; Y=1, N=2)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FromDocto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ent/rec’d text msg from doc or other provider last 12 mos? <text:s/>(-9 thru -2 missing/error; -1=NA don’t have device; Y=1, N=2, don’t know=3)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Provider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N/incl mental health, is there a particular MD/RN/other HP see most often? (-9, -7 missing; Y=1, N=2)</text:p>
          </table:table-cell>
          <table:table-cell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qGoProvide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N/incl ED visits, how many HCP visits last 12 mos? (-9, -7 missing; 0=None, 1-4=x times; 5=5-9 times; 6 = &gt;=10)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lityCar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Overall rating quality of healthcare last 12 mos (-9 thru -2 missing/errors; -1 = NA don’t go; 1=excellent, 5=poor)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qGoUrgentCar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Visits to urg care, walk-in or retain clinic past 12 mos (-9, -7 missing; 0=None, 1=1, 2=2-4, 3=5-9, 4= &gt;=10) 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lityCareUrgentCar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Overall rating quality of urgent/walk-in care last 12 mos (-9 thru -2 missing/errors; -1 = NA don’t go; 1=excellent, 5=poor)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ceAskQuestion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you get to ask all yr HC-related Qs (urgent or provider)? (-9 thru -2 missing/errors; -1 = NA don’t go; 1=always, 4=never)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elingsAddresse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Did they give att’n needed to feelings/emotions? (-9 thru -2 missing/errors; -1 = NA don’t go; 1=always, 4=never)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olvedDecision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they involve you in HC decisions as much as you wanted? (-9 thru -2 missing/errors; -1 = NA don’t go; 1=always, 4=never)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oodNextStep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they make sure you understood next HC things you needed? (-9 thru -2 missing/errors; -1 = NA don’t go; 1=always, 4=never)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ainedClearly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they explain things clearly? (-9 thru -2 missing/errors; -1 = NA don’t go; 1=always, 4=never)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ntEnoughTim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they spend enough time w/you? (-9 thru -2 missing/errors; -1 = NA don’t go; 1=always, 4=never)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Uncertainty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they help you deal w/uncertainty re: health/HC? (-9 thru -2 missing/errors; -1 = NA don’t go; 1=always, 4=never)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InsuranceEmp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ealth ins thru curr/fmr employer or union (-9, -7 missing; Y=1, N=2)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InsurancePriv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ealth ins purchased directly from private co (-9, -7 missing; Y=1, N=2)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Medicar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Medicare (-9, -7 missing; Y=1, N=2)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Medicaid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Medicaid/MA/other low-income (-9, -7 missing; Y=1, N=2)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Tricar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Tricare/other military (-9, -7 missing; Y=1, N=2)</text:p>
          </table:table-cell>
          <table:table-cell office:value-type="float" office:value="132" calcext:value-type="float">
            <text:p>1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VA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Enrolled or ever used VA (-9, -7 missing; Y=1, N=2)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IHS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Indian Health Svc (-9, -7 missing; Y=1, N=2)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Other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Other (specify) (-9, -7 missing; Y=1, N=2)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Other_OS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Others from prev category (multiple responses)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urance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Derived from above, any vs none (-9 missing; Y=1, N=2)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viderMaintainEMR2</text:p>
          </table:table-cell>
          <table:table-cell office:value-type="string" calcext:value-type="string">
            <text:p>-9, -7, -5, 1-3Does provider use EMR? <text:span text:style-name="T1">(</text:span>-9, -7, -5=missing/error; Y=1, N=2, don't know=3<text:span text:style-name="T1">)</text:span>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eredAccessHCP2</text:p>
          </table:table-cell>
          <table:table-cell office:value-type="string" calcext:value-type="string">
            <text:p>-9, -7, -5, 1-3Does provider use EMR? <text:span text:style-name="T1">(</text:span>-9, -7, -5=missing/error; Y=1, N=2, don't know=3<text:span text:style-name="T1">)</text:span></text:p>
          </table:table-cell>
          <table:table-cell office:value-type="string" calcext:value-type="string">
            <text:p>Ever offered online med record access by HCP? (-9, -7, -5=missing/error; Y=1, N=2, don’t know=3)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eredAccessInsurer2</text:p>
          </table:table-cell>
          <table:table-cell office:value-type="string" calcext:value-type="string">
            <text:p>-9, -7, -5, 1-3Does provider use EMR? <text:span text:style-name="T1">(</text:span>-9, -7, -5=missing/error; Y=1, N=2, don't know=3<text:span text:style-name="T1">)</text:span></text:p>
          </table:table-cell>
          <table:table-cell office:value-type="string" calcext:value-type="string">
            <text:p>Ever offered online med record access by insurer? (-9, -7, -5=missing/error; Y=1, N=2, don’t know=3)</text:p>
          </table:table-cell>
          <table:table-cell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ssOnlineRecord</text:p>
          </table:table-cell>
          <table:table-cell office:value-type="string" calcext:value-type="string">
            <text:p>-9, -7, 0-4</text:p>
          </table:table-cell>
          <table:table-cell office:value-type="string" calcext:value-type="string">
            <text:p>How many times access EMR past 12 most (-9, -7=missing; 0=None, 1=1-2, 2=3-5, 3=6-9, 4=&gt;=10)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Heal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n general, your health is… (-9, -7, -5=errors; 1=excellent, 2=vg, 3=g, 4=fair, 5=poor)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wnAbilityTakeCareHeal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confident in own ability to take good care of health? (-9, -7, -5=errors; 1=completely confident, 5=not at all)</text:p>
          </table:table-cell>
          <table:table-cell office:value-type="float" office:value="201" calcext:value-type="float">
            <text:p>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oidDoc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Some ppl avoid MD even tho know better. Is this you? (-9, -7=missing; 1=T, 2=F)</text:p>
          </table:table-cell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Conditions_Diabetes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DM? (-9, -7=missing; 1=T, 2=F)</text:p>
          </table:table-cell>
          <table:table-cell office:value-type="float" office:value="205" calcext:value-type="float">
            <text:p>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Conditions_HighBP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HTN? (-9, -7=missing; 1=T, 2=F)</text:p>
          </table:table-cell>
          <table:table-cell office:value-type="float" office:value="206" calcext:value-type="float">
            <text:p>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Conditions_HeartCondition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heart attack, angina, CHF? (-9, -7=missing; 1=T, 2=F)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Conditions_LungDiseas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chronic lung dz, asthma, emphysema, chronic bronchitis? (-9, -7=missing; 1=T, 2=F)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Conditions_Depression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depression/anxiety d/o? (-9, -7=missing; 1=T, 2=F)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iderFutur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 consider how things might be in the future, and try to influence those things with my day to day behavior (-9, -7, -5=missing/error; 1=strongly agree, 4=strongly disagree)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kipped several re: ht/wt, wt perception, anxious/nervous, worr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uit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many cups fruit/day? (-9, -7, -5=missing/error; 0=None; 1=&lt;=1/2, 2=1/2-1, 3=1-2, 4=2-3, 5=3-4, 6=&gt;=4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many cups veg/day? (-9, -7, -5=missing/error; 0=None; 1=&lt;=1/2, 2=1/2-1, 3=1-2, 4=2-3, 5=3-4, 6=&gt;=4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inkDaysPerWeek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during past 30d, how many days/wk &gt;=1 alcoholic bev? (-9, -7, -4=missing/error; 0-7 days/wk)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inksPerDay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during past 30d, how many drinks on days you drank? (-9 thru -2=missing/error; -1=NA; 0-30 drinks/day)</text:p>
          </table:table-cell>
          <table:table-cell office:value-type="float" office:value="246" calcext:value-type="float">
            <text:p>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sModerateExerci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many days/wk exercise &gt;= mod intensity? (-9, -7=missing; 0-7 days/wk)</text:p>
          </table:table-cell>
          <table:table-cell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LongModerateExerciseMinute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on &gt;= mod exercise days, how many minutes? -9 thru -2=missing/error; -1=NA; 0-612 min/day)</text:p>
          </table:table-cell>
          <table:table-cell office:value-type="float" office:value="254" calcext:value-type="float">
            <text:p>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sStrengthTrainin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many days/wk non-work phys activity design to strengthen muscles? (-9, -7, -5=missing/error; 0-7 days/wk)</text:p>
          </table:table-cell>
          <table:table-cell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oke100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Smoke &gt;=100 cigs in life? (-9, -7=missing; 1=T, 2=F)</text:p>
          </table:table-cell>
          <table:table-cell office:value-type="float" office:value="305" calcext:value-type="float">
            <text:p>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okeNow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smoke now? (-9 thru -2=missing/error; -1=NA never smoked; 1=everyday, 2=some days, 3=no days)</text:p>
          </table:table-cell>
          <table:table-cell office:value-type="float" office:value="306" calcext:value-type="float">
            <text:p>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dECigEver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Ever used e-cig even 1-2 times? (-9, -7=missing; 1=T, 2=F)</text:p>
          </table:table-cell>
          <table:table-cell office:value-type="float" office:value="310" calcext:value-type="float">
            <text:p>3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ECigNow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use e-cigs now? (-9 thru -2=missing/error; -1=NA never used; 1=everyday, 2=some days, 3=no days)</text:p>
          </table:table-cell>
          <table:table-cell office:value-type="float" office:value="311" calcext:value-type="float">
            <text:p>3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rHadCancer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Everd Dx’d with cancer? (-9, -7=missing; 1=T, 2=F)</text:p>
          </table:table-cell>
          <table:table-cell office:value-type="float" office:value="337" calcext:value-type="float">
            <text:p>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ge (-9, -4=missing/error; 18-98 yrs)</text:p>
          </table:table-cell>
          <table:table-cell office:value-type="float" office:value="382" calcext:value-type="float">
            <text:p>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fGender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Gender (-9, -5=Missing/Error; M=1, F=2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talStatus</text:p>
          </table:table-cell>
          <table:table-cell office:value-type="string" calcext:value-type="string">
            <text:p>-9, 1-3</text:p>
          </table:table-cell>
          <table:table-cell office:value-type="string" calcext:value-type="string">
            <text:p>Marital status (-9, -7, -5=missing/error; 1=married; 2=long-term partner; 3=divorced; 4=widowed; 5=separated; 6=single)</text:p>
          </table:table-cell>
          <table:table-cell office:value-type="float" office:value="386" calcext:value-type="float">
            <text:p>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-9, 1-4</text:p>
          </table:table-cell>
          <table:table-cell office:value-type="string" calcext:value-type="string">
            <text:p>Highest ed level (-9, -7=missing; 1=&lt;8yrs; 2=8-11yrs; 3=12yrs/finished HS; 4=postHS non-college; 5=some college; 6=college grad; 7=postgrad)</text:p>
          </table:table-cell>
          <table:table-cell office:value-type="float" office:value="387" calcext:value-type="float">
            <text:p>387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peakEnglish</text:p>
          </table:table-cell>
          <table:table-cell office:value-type="string" calcext:value-type="string">
            <text:p>-9, 1-5</text:p>
          </table:table-cell>
          <table:table-cell table:style-name="ce5" office:value-type="string" calcext:value-type="string">
            <text:p>How well do you speak English? (-9, -7, -5=missing/error; 1=very well, 4=not at all)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string" calcext:value-type="string">
            <text:p>not in C4; use HIGHSPANLI instead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NotHisp</text:p>
          </table:table-cell>
          <table:table-cell office:value-type="string" calcext:value-type="string">
            <text:p>-9, 1-6</text:p>
          </table:table-cell>
          <table:table-cell office:value-type="string" calcext:value-type="string">
            <text:p>Not hispanic (-9, -7=missing; 1=T, 2=F)</text:p>
          </table:table-cell>
          <table:table-cell office:value-type="float" office:value="389" calcext:value-type="float">
            <text:p>3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-9, 1-7</text:p>
          </table:table-cell>
          <table:table-cell office:value-type="string" calcext:value-type="string">
            <text:p>White (-9, -7=missing; 1=T, 2=F)</text:p>
          </table:table-cell>
          <table:table-cell office:value-type="float" office:value="395" calcext:value-type="float">
            <text:p>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-9, 1-8</text:p>
          </table:table-cell>
          <table:table-cell office:value-type="string" calcext:value-type="string">
            <text:p>Black (-9, -7=missing; 1=T, 2=F)</text:p>
          </table:table-cell>
          <table:table-cell office:value-type="float" office:value="396" calcext:value-type="float">
            <text:p>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nd</text:p>
          </table:table-cell>
          <table:table-cell office:value-type="string" calcext:value-type="string">
            <text:p>-9, 1-9</text:p>
          </table:table-cell>
          <table:table-cell office:value-type="string" calcext:value-type="string">
            <text:p>AmerInd/AK native (-9, -7=missing; 1=T, 2=F)</text:p>
          </table:table-cell>
          <table:table-cell office:value-type="float" office:value="397" calcext:value-type="float">
            <text:p>3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Ind</text:p>
          </table:table-cell>
          <table:table-cell office:value-type="string" calcext:value-type="string">
            <text:p>-9, 1-10</text:p>
          </table:table-cell>
          <table:table-cell office:value-type="string" calcext:value-type="string">
            <text:p>Asian Indian (-9, -7=missing; 1=T, 2=F)</text:p>
          </table:table-cell>
          <table:table-cell office:value-type="float" office:value="398" calcext:value-type="float">
            <text:p>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nese</text:p>
          </table:table-cell>
          <table:table-cell office:value-type="string" calcext:value-type="string">
            <text:p>-9, 1-11</text:p>
          </table:table-cell>
          <table:table-cell office:value-type="string" calcext:value-type="string">
            <text:p>Chinese (-9, -7=missing; 1=T, 2=F)</text:p>
          </table:table-cell>
          <table:table-cell office:value-type="float" office:value="399" calcext:value-type="float">
            <text:p>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ipino</text:p>
          </table:table-cell>
          <table:table-cell office:value-type="string" calcext:value-type="string">
            <text:p>-9, 1-12</text:p>
          </table:table-cell>
          <table:table-cell office:value-type="string" calcext:value-type="string">
            <text:p>Filipino (-9, -7=missing; 1=T, 2=F)</text:p>
          </table:table-cell>
          <table:table-cell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-9, 1-13</text:p>
          </table:table-cell>
          <table:table-cell office:value-type="string" calcext:value-type="string">
            <text:p>Japanese (-9, -7=missing; 1=T, 2=F)</text:p>
          </table:table-cell>
          <table:table-cell office:value-type="float" office:value="401" calcext:value-type="float">
            <text:p>4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rean</text:p>
          </table:table-cell>
          <table:table-cell office:value-type="string" calcext:value-type="string">
            <text:p>-9, 1-14</text:p>
          </table:table-cell>
          <table:table-cell office:value-type="string" calcext:value-type="string">
            <text:p>Korean (-9, -7=missing; 1=T, 2=F)</text:p>
          </table:table-cell>
          <table:table-cell office:value-type="float" office:value="402" calcext:value-type="float">
            <text:p>4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etnamese</text:p>
          </table:table-cell>
          <table:table-cell office:value-type="string" calcext:value-type="string">
            <text:p>-9, 1-15</text:p>
          </table:table-cell>
          <table:table-cell office:value-type="string" calcext:value-type="string">
            <text:p>Vietnamese (-9, -7=missing; 1=T, 2=F)</text:p>
          </table:table-cell>
          <table:table-cell office:value-type="float" office:value="403" calcext:value-type="float">
            <text:p>4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hAsian</text:p>
          </table:table-cell>
          <table:table-cell office:value-type="string" calcext:value-type="string">
            <text:p>-9, 1-16</text:p>
          </table:table-cell>
          <table:table-cell office:value-type="string" calcext:value-type="string">
            <text:p>Other Asian (-9, -7=missing; 1=T, 2=F)</text:p>
          </table:table-cell>
          <table:table-cell office:value-type="float" office:value="404" calcext:value-type="float">
            <text:p>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iveHawaiian</text:p>
          </table:table-cell>
          <table:table-cell office:value-type="string" calcext:value-type="string">
            <text:p>-9, 1-17</text:p>
          </table:table-cell>
          <table:table-cell office:value-type="string" calcext:value-type="string">
            <text:p>Native Hawaiian (-9, -7=missing; 1=T, 2=F)</text:p>
          </table:table-cell>
          <table:table-cell office:value-type="float" office:value="405" calcext:value-type="float">
            <text:p>4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umanian</text:p>
          </table:table-cell>
          <table:table-cell office:value-type="string" calcext:value-type="string">
            <text:p>-9, 1-18</text:p>
          </table:table-cell>
          <table:table-cell office:value-type="string" calcext:value-type="string">
            <text:p>Gaumanian (-9, -7=missing; 1=T, 2=F)</text:p>
          </table:table-cell>
          <table:table-cell office:value-type="float" office:value="406" calcext:value-type="float">
            <text:p>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oan</text:p>
          </table:table-cell>
          <table:table-cell office:value-type="string" calcext:value-type="string">
            <text:p>-9, 1-19</text:p>
          </table:table-cell>
          <table:table-cell office:value-type="string" calcext:value-type="string">
            <text:p>Samoan (-9, -7=missing; 1=T, 2=F)</text:p>
          </table:table-cell>
          <table:table-cell office:value-type="float" office:value="407" calcext:value-type="float">
            <text:p>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hPacisl</text:p>
          </table:table-cell>
          <table:table-cell office:value-type="string" calcext:value-type="string">
            <text:p>-9, 1-20</text:p>
          </table:table-cell>
          <table:table-cell office:value-type="string" calcext:value-type="string">
            <text:p>Other Pacific Islander (-9, -7=missing; 1=T, 2=F)</text:p>
          </table:table-cell>
          <table:table-cell office:value-type="float" office:value="407" calcext:value-type="float">
            <text:p>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fGender</text:p>
          </table:table-cell>
          <table:table-cell office:value-type="string" calcext:value-type="string">
            <text:p>-9, 1-21</text:p>
          </table:table-cell>
          <table:table-cell office:value-type="string" calcext:value-type="string">
            <text:p>Gender (self) (-9, -7=missing; M=1, F=2)</text:p>
          </table:table-cell>
          <table:table-cell office:value-type="float" office:value="417" calcext:value-type="float">
            <text:p>4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OrOwn</text:p>
          </table:table-cell>
          <table:table-cell office:value-type="string" calcext:value-type="string">
            <text:p>-9, 1-22</text:p>
          </table:table-cell>
          <table:table-cell office:value-type="string" calcext:value-type="string">
            <text:p>Rent or own home? (-9, -7, -5=missing/error; 1=own, 2=rent, 3=occupy w/o paying rent)</text:p>
          </table:table-cell>
          <table:table-cell office:value-type="float" office:value="448" calcext:value-type="float">
            <text:p>4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omeRanges</text:p>
          </table:table-cell>
          <table:table-cell office:value-type="string" calcext:value-type="string">
            <text:p>-9, 1-23</text:p>
          </table:table-cell>
          <table:table-cell office:value-type="string" calcext:value-type="string">
            <text:p>Combined annual household income (-9, -7=missing; 1=0-9999; 2=10k-14999; 3=15k-19999; 4=20k-34999; 5=35k-49999; 6=50k-74999; 7=75k-99999; 8=100k-199999; 9=&gt;=200k</text:p>
          </table:table-cell>
          <table:table-cell office:value-type="float" office:value="449" calcext:value-type="float">
            <text:p>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omeFeelings</text:p>
          </table:table-cell>
          <table:table-cell office:value-type="string" calcext:value-type="string">
            <text:p>-9, 1-24</text:p>
          </table:table-cell>
          <table:table-cell office:value-type="string" calcext:value-type="string">
            <text:p>how do you feel re: income? (-9, -7, -5=missing/error; 1=comfortable; 2=getting by; 3=difficult; 4=very difficult)</text:p>
          </table:table-cell>
          <table:table-cell office:value-type="float" office:value="450" calcext:value-type="float">
            <text:p>4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ghts</text:p>
          </table:table-cell>
          <table:table-cell/>
          <table:table-cell office:value-type="string" calcext:value-type="string">
            <text:p>453-807 are various wts for variance estimation; see the do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eGrpA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ge group A (-9, -4=missing/error; 1=18-34, 2=35-39; 3=40-44; 4=45+</text:p>
          </table:table-cell>
          <table:table-cell office:value-type="float" office:value="808" calcext:value-type="float">
            <text:p>8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GrpB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ge group B (-9, -4=missing/error; 1=18-34, 2=35-49; 3=50-64; 4=65-74; 5=75+</text:p>
          </table:table-cell>
          <table:table-cell office:value-type="float" office:value="809" calcext:value-type="float">
            <text:p>8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cA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Ed group A (-9, -7=missing; 1= &lt; HS; 2=HS grad; 3=some college; 4= &gt;= college grad)</text:p>
          </table:table-cell>
          <table:table-cell office:value-type="float" office:value="810" calcext:value-type="float">
            <text:p>8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cB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Ed group B (-9, -7=missing; 1= &lt; HS; 2=HS grad; 3=some college; 4= BS, 5=postgrad)</text:p>
          </table:table-cell>
          <table:table-cell office:value-type="float" office:value="811" calcext:value-type="float">
            <text:p>8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ceEthn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Race/Ethnicity 7 levels (-9, -7=missing; 1=Hispanic; 2=Nonhisp wht; 3=Nonhisp blk/AA; 4=Nonhisp amerind/AK native; 5=Nonhisp asian; 6=nonhisp hative HI/PacIsl; 7=Nonhisp multi</text:p>
          </table:table-cell>
          <table:table-cell office:value-type="float" office:value="812" calcext:value-type="float">
            <text:p>8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ceEthn5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Race/Ethnicity 5 levels (-9, -7=missing; 1=Nonhisp wht; 2=Nonhisp blk/AA; 3=Hispanic; 4=Nonhisp asian; 5=Nonhisp other)</text:p>
          </table:table-cell>
          <table:table-cell office:value-type="float" office:value="813" calcext:value-type="float">
            <text:p>8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HInc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ncome 5 levels (-9, -7=missing; 1=&lt;20k; 2=20k-34999; 3=35k-49999; 4=50k-74999; 5=&gt;=75k</text:p>
          </table:table-cell>
          <table:table-cell office:value-type="float" office:value="814" calcext:value-type="float">
            <text:p>8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MI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Body mass index (-9, -7, -4=missing/error; continuous BMI)</text:p>
          </table:table-cell>
          <table:table-cell office:value-type="float" office:value="815" calcext:value-type="float">
            <text:p>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okeStat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moking status (-9, -7, -6=missing; 1=current; 2=former, 3=never)</text:p>
          </table:table-cell>
          <table:table-cell office:value-type="float" office:value="834" calcext:value-type="float">
            <text:p>8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Q4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PHQ-4 depression score (derived from skipped nervous/anxious/etc) (-9, -7, -5=missing/error; 0 – 12 higher=worse)</text:p>
          </table:table-cell>
          <table:table-cell office:value-type="float" office:value="835" calcext:value-type="float">
            <text:p>8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eklyMinutesModerateExerci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Min/wk mod exercise (days/wk*min/day; -9, -7, -4=missing/error; continous minutes)</text:p>
          </table:table-cell>
          <table:table-cell office:value-type="float" office:value="836" calcext:value-type="float">
            <text:p>8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igU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E-cig status (-9, -7, -6=missing; 1=current; 2=former, 3=never)</text:p>
          </table:table-cell>
          <table:table-cell office:value-type="float" office:value="842" calcext:value-type="float">
            <text:p>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DrinksPerWeek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vg drinks/wk (from drink days/wk &amp; drinks/day; -9, -7, -4=missing/error; continuous drinks/wk)</text:p>
          </table:table-cell>
          <table:table-cell office:value-type="float" office:value="843" calcext:value-type="float">
            <text:p>843</text:p>
          </table:table-cell>
          <table:table-cell table:number-columns-repeated="1020"/>
        </table:table-row>
      </table:table>
      <table:table table:name="C4-C3 xwal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ame as Cycle3?</text:p>
          </table:table-cell>
          <table:table-cell office:value-type="string" calcext:value-type="string">
            <text:p>C3_var</text:p>
          </table:table-cell>
          <table:table-cell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atum</text:p>
          </table:table-cell>
          <table:table-cell office:value-type="string" calcext:value-type="string">
            <text:p>HM, LM</text:p>
          </table:table-cell>
          <table:table-cell office:value-type="string" calcext:value-type="string">
            <text:p>High or low-minority area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SPANLI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Highly linguistically isolated strata (Census tract with &gt;=30% households have 0 adults &gt;14 who report speaking English very well; Y=1, N=2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UC2003</text:p>
          </table:table-cell>
          <table:table-cell table:style-name="ce5" office:value-type="string" calcext:value-type="string">
            <text:p>1-9</text:p>
          </table:table-cell>
          <table:table-cell table:style-name="ce5" office:value-type="string" calcext:value-type="string">
            <text:p>Rural vs urban USDA 2003 (sparse for 5, 8, 9)</text:p>
          </table:table-cell>
          <table:table-cell table:style-name="ce5" office:value-type="string" calcext:value-type="string">
            <text:p>N; not used</text:p>
          </table:table-cell>
          <table:table-cell table:style-name="ce5" table:number-columns-repeated="1020"/>
        </table:table-row>
        <table:table-row table:style-name="ro1">
          <table:table-cell table:style-name="ce2" office:value-type="string" calcext:value-type="string">
            <text:p>RUC2013</text:p>
          </table:table-cell>
          <table:table-cell table:style-name="ce2" office:value-type="string" calcext:value-type="string">
            <text:p>1-8</text:p>
          </table:table-cell>
          <table:table-cell table:style-name="ce2" office:value-type="string" calcext:value-type="string">
            <text:p>Rural vs urban USDA 2013 (sparse 5, 8, 9)</text:p>
          </table:table-cell>
          <table:table-cell table:style-name="ce2" office:value-type="string" calcext:value-type="string">
            <text:p>8&amp;9 combine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_RUCA_2010</text:p>
          </table:table-cell>
          <table:table-cell table:style-name="ce2" office:value-type="string" calcext:value-type="string">
            <text:p>1-10</text:p>
          </table:table-cell>
          <table:table-cell table:style-name="ce2" office:value-type="string" calcext:value-type="string">
            <text:p>1ry code, Rural vs urban with commuting status (multiple sparse)</text:p>
          </table:table-cell>
          <table:table-cell table:style-name="ce2" office:value-type="string" calcext:value-type="string">
            <text:p>No 99 (0 pop; only 1 entry in C3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_RUCA_2010</text:p>
          </table:table-cell>
          <table:table-cell office:value-type="string" calcext:value-type="string">
            <text:p>1-10.3, 99</text:p>
          </table:table-cell>
          <table:table-cell office:value-type="string" calcext:value-type="string">
            <text:p>2ry code, Rural vs urban with commuting status (multiple sparse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reatment_HC53</text:p>
          </table:table-cell>
          <table:table-cell table:style-name="ce5" office:value-type="string" calcext:value-type="string">
            <text:p>1-3</text:p>
          </table:table-cell>
          <table:table-cell table:style-name="ce5" office:value-type="string" calcext:value-type="string">
            <text:p>Paper only, web, web bonus (may want to assess grp diffs)</text:p>
          </table:table-cell>
          <table:table-cell table:style-name="ce5" office:value-type="string" calcext:value-type="string">
            <text:p>N; paper on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HSURCODE2013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NCHS 2013 rural-urban coding, less spars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SDIV</text:p>
          </table:table-cell>
          <table:table-cell office:value-type="string" calcext:value-type="string">
            <text:p>1-9</text:p>
          </table:table-cell>
          <table:table-cell office:value-type="string" calcext:value-type="string">
            <text:p>Census division (regional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SREG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Census region (broad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ormType</text:p>
          </table:table-cell>
          <table:table-cell table:style-name="ce5" office:value-type="string" calcext:value-type="string">
            <text:p>2, 5</text:p>
          </table:table-cell>
          <table:table-cell table:style-name="ce5" office:value-type="string" calcext:value-type="string">
            <text:p>Completed by paper or web</text:p>
          </table:table-cell>
          <table:table-cell table:style-name="ce5" office:value-type="string" calcext:value-type="string">
            <text:p>N; paper onl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ndemic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string" calcext:value-type="string">
            <text:p>Update after pandemic declared (3/11/2020; Y=1, N=-1)</text:p>
          </table:table-cell>
          <table:table-cell table:style-name="ce2" office:value-type="string" calcext:value-type="string">
            <text:p>N; new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ekCancerInfo</text:p>
          </table:table-cell>
          <table:table-cell table:style-name="ce3" office:value-type="string" calcext:value-type="string">
            <text:p>1-2, -9</text:p>
          </table:table-cell>
          <table:table-cell table:style-name="ce3" office:value-type="string" calcext:value-type="string">
            <text:p>Ever looked for cancer info (Y=1, N=2, Missing = -9)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5" office:value-type="string" calcext:value-type="string">
            <text:p>SeekHealthInfo</text:p>
          </table:table-cell>
          <table:table-cell table:style-name="ce5" office:value-type="string" calcext:value-type="string">
            <text:p>1-2, -9</text:p>
          </table:table-cell>
          <table:table-cell table:style-name="ce5" office:value-type="string" calcext:value-type="string">
            <text:p>Ever looked for health info (Y=1, N=2, Missing = -9)</text:p>
          </table:table-cell>
          <table:table-cell table:style-name="ce5" office:value-type="string" calcext:value-type="string">
            <text:p>N; not used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5" office:value-type="string" calcext:value-type="string">
            <text:p>WhereSeekHealthInfo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Where seek health info; negative = missing or error; multiple categories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ancerLotOfEffort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Took lots of effort to get info; neg as above; 1= str agree; 4=str dis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LotOfEffort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ncerFrustrated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Frustrated searching <text:span text:style-name="T5">cancer</text:span> info; neg &amp; 1-4 as in previous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Frustrated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ncerConfidentGetHealthInf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Confident can get <text:span text:style-name="T5">cancer</text:span> info/advice if needed; -9 miss, -5 multiple (error); 1=completely 4=not at all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ConfidentGetHealthInf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ncerTrustDoctor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Trust <text:span text:style-name="T5">cancer</text:span> info from MD; -9, -5 as above; 1=alot, 4=not at all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TrustDocto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ncerTrustFamily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Trust <text:span text:style-name="T5">cancer</text:span> info from family; -9, -5 as above; 1=alot, 4=not at all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TrustFamily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ncerTrustGov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Trust <text:span text:style-name="T5">cancer</text:span> info from govmt; -9, -5 as above; 1=alot, 4=not at all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TrustGov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ncerTrustCharities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Trust <text:span text:style-name="T5">cancer</text:span> info from charitable org; -9, -5 as above; 1=alot, 4=not at all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TrustCharitie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ncerTrustReligiousOrgs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Trust <text:span text:style-name="T5">cancer</text:span> info from religious org; -9, -5 as above; 1=alot, 4=not at all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TrustReligiousOrg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trongNeedCancerInfo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If had strong need <text:span text:style-name="T5">cancer</text:span> info, where go 1<text:span text:style-name="T6">st</text:span>? -9, -5 as above; multiple categories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StrongNeedHealthInfo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rongNeedCancerhInfo-OS</text:p>
          </table:table-cell>
          <table:table-cell table:style-name="ce5" office:value-type="string" calcext:value-type="string">
            <text:p>free text</text:p>
          </table:table-cell>
          <table:table-cell table:style-name="ce5" office:value-type="string" calcext:value-type="string">
            <text:p>answers to “Other, specify” from above – very sparse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StrongNeedHealthInfo-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Internet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Ever go online to access WWW, send/rcv email? (Y=1, N=2, missing=-9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et_DialUP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ccess via dial-up (-9, -6, -2 errors; -1=don’t use) Y/N as prev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et_BroadBn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ccess via broadband (-9, -6, -2 errors; -1=don’t use) Y/N as prev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et_Cell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ccess via cellular (-9, -6, -2 errors; -1=don’t use) Y/N as prev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et_WiFi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ccess via wifi (-9, -6, -2 errors; -1=don’t use) Y/N as prev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UseInternet_Hom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access internet at home (negative as prev; 1=daily, 3=Never, 4=NA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UseInternet_Work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access internet at work (negative as prev; 1=daily, 3=Never, 4=NA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UseInternet_PublicPlac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access internet in public place (lib, commun ctr, etc) (negative as prev; 1=daily, 3=Never, 4=NA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UseInternet_MobileDevic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access internet on mobile device (negative as prev; 1=daily, 3=Never, 4=NA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_SelfHealthInfo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Past 12mos, used electronic means to find health info for self (as prev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lectronic_BuyMedicine</text:p>
          </table:table-cell>
          <table:table-cell table:style-name="ce5" office:value-type="string" calcext:value-type="string">
            <text:p>-9, 1-2</text:p>
          </table:table-cell>
          <table:table-cell table:style-name="ce5" office:value-type="string" calcext:value-type="string">
            <text:p>Past 12mos, used electronic means to buy meds/vitamins (as prev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_TalkDoctor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Past 12mos, used electronic means to communicate w/doctor or doctors office (as prev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lectronic_TrackedHealthCosts</text:p>
          </table:table-cell>
          <table:table-cell table:style-name="ce5" office:value-type="string" calcext:value-type="string">
            <text:p>-9, 1-2</text:p>
          </table:table-cell>
          <table:table-cell table:style-name="ce5" office:value-type="string" calcext:value-type="string">
            <text:p>Past 12mos, used electronic means to track healthcare charges/costs (as prev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_TestResults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Past 12mos, used electronic means to look up med test results (as prev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lectronic_MadeAppts</text:p>
          </table:table-cell>
          <table:table-cell table:style-name="ce5" office:value-type="string" calcext:value-type="string">
            <text:p>-9, 1-2</text:p>
          </table:table-cell>
          <table:table-cell table:style-name="ce5" office:value-type="string" calcext:value-type="string">
            <text:p>Past 12mos, used electronic means to make healthcare appts <text:s/>(as prev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lectronic_ECigHarms</text:p>
          </table:table-cell>
          <table:table-cell table:style-name="ce5" office:value-type="string" calcext:value-type="string">
            <text:p>-9, 1-2</text:p>
          </table:table-cell>
          <table:table-cell table:style-name="ce5" office:value-type="string" calcext:value-type="string">
            <text:p>Past 12mos, used electronic means to find info on e-cig harms (as prev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Device_Tablet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ve a table (-9 &amp; -7 missing; 1 here is “selected” and 2 is “not selected”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Device_SmartPh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ve a smart phone (-9 &amp; -7 missing; 1 here is “selected” and 2 is “not selected”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Device_CellPh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ve only basic cell phone (-9 &amp; -7 missing; 1 here is “selected” and 2 is “not selected”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Device_Non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ve none of above (-9 &amp; -7 missing; 1 here is “selected” and 2 is “not selected”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Device_Cat</text:p>
          </table:table-cell>
          <table:table-cell office:value-type="string" calcext:value-type="string">
            <text:p>-9, -7, 1-5</text:p>
          </table:table-cell>
          <table:table-cell office:value-type="string" calcext:value-type="string">
            <text:p>Single categorical variable covering last 4 vars (1=tab, 2=smartph, 3=basic, 4=none, 5=mulitple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tHealthWellnessApp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ave health/wellness apps on smartphone or tablet (-9 thru -2 missing/error; -1=NA don’t have device; Y=1, N=2, don’t know=3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t_AchieveGoal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sed smartphone or tablet to track health-related goal <text:s/>(-9 thru -2 missing/error; -1=NA don’t have device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t_MakeDecision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sed smartphone or tablet to make decision on Rx illness/condition <text:s/>(-9 thru -2 missing/error; -1=NA don’t have device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t_DiscussionsHCP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martphone or tablet helped in d/w medical provider <text:s/>(-9 thru -2 missing/error; -1=NA don’t have device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rableDevTrackHealth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tracker for health/activity in past 12 mos?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qWearDevTrackHeal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use wearable for health/activity? (-9 thru -2 missing/error; -1=NA don’t have; 1=everyday, 5=not in past month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ingShareData_HCP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Willing to share wearable data w/provider? (-9 thru -2 missing/error; -1=NA don’t have device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illingShareData_Fam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Willing to share wearable data w/<text:span text:style-name="T5">family</text:span>? (-9 thru -2 missing/error; -1=NA don’t have device; Y=1, N=2)</text:p>
          </table:table-cell>
          <table:table-cell table:style-name="ce5" office:value-type="string" calcext:value-type="string">
            <text:p>N; changed</text:p>
          </table:table-cell>
          <table:table-cell table:style-name="ce5" office:value-type="string" calcext:value-type="string">
            <text:p>WillingShareData_YourFamily</text:p>
          </table:table-cell>
          <table:table-cell table:style-name="ce5" office:value-type="string" calcext:value-type="string">
            <text:p>C3: also “friends”; now separate categor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OtherDevTrackHealth2</text:p>
          </table:table-cell>
          <table:table-cell table:style-name="ce5" office:value-type="string" calcext:value-type="string">
            <text:p>-9, -7, 1-2</text:p>
          </table:table-cell>
          <table:table-cell table:style-name="ce5" office:value-type="string" calcext:value-type="string">
            <text:p>Used other electronic medical device (e.g. glucometer, BP) in last 12 mos? <text:s/>(-9, -7 missing; Y=1, N=2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edHealthDeviceInfo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hared tracker or med device info w/provider last 12 mos? (-9, -7, -5 errors; Y=1, N=2, NA=3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sn_VisitedSocNet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visit soc networking site last 12 mos? <text:s text:c="2"/>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sn_SharedSocNet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share health info on soc networking site last 12 mos? <text:s text:c="2"/>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IntRsn_WroteBlog</text:p>
          </table:table-cell>
          <table:table-cell table:style-name="ce5" office:value-type="string" calcext:value-type="string">
            <text:p>-9, -7, 1-2</text:p>
          </table:table-cell>
          <table:table-cell table:style-name="ce5" office:value-type="string" calcext:value-type="string">
            <text:p>Used internet to write in diary/blog last 12 mos? <text:s text:c="2"/>(-9, -7 missing; Y=1, N=2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sn_SupportGroup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participate in health/med issue support grp last 12 mos? <text:s text:c="2"/>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sn_YouTub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watch <text:s/>health/med video on YouTube last 12 mos? <text:s text:c="2"/>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extFromDoctor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Sent/rec’d text msg from doc or other provider last 12 mos? <text:s/>(-9 thru -2 missing/error; -1=NA don’t have device; Y=1, N=2, don’t know=3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Provider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N/incl mental health, is there a particular MD/RN/other HP see most often?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qGoProvide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N/incl ED visits, how many HCP visits last 12 mos? (-9, -7 missing; 0=None, 1-4=x times; 5=5-9 times; 6 = &gt;=10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lityCar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Overall rating quality of healthcare last 12 mos (-9 thru -2 missing/errors; -1 = NA don’t go; 1=excellent, 5=poo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reqGoUrgentCare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Visits to urg care, walk-in or retain clinic past 12 mos (-9, -7 missing; 0=None, 1=1, 2=2-4, 3=5-9, 4= &gt;=10) 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QualityCareUrgentCare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Overall rating quality of urgent/walk-in care last 12 mos (-9 thru -2 missing/errors; -1 = NA don’t go; 1=excellent, 5=poor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ceAskQuestion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you get to ask all yr HC-related Qs (urgent or provider)? (-9 thru -2 missing/errors; -1 = NA don’t go; 1=always, 4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elingsAddresse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Did they give att’n needed to feelings/emotions? (-9 thru -2 missing/errors; -1 = NA don’t go; 1=always, 4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olvedDecision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they involve you in HC decisions as much as you wanted? (-9 thru -2 missing/errors; -1 = NA don’t go; 1=always, 4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oodNextStep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they make sure you understood next HC things you needed? (-9 thru -2 missing/errors; -1 = NA don’t go; 1=always, 4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ainedClearly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they explain things clearly? (-9 thru -2 missing/errors; -1 = NA don’t go; 1=always, 4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ntEnoughTim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they spend enough time w/you? (-9 thru -2 missing/errors; -1 = NA don’t go; 1=always, 4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Uncertainty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they help you deal w/uncertainty re: health/HC? (-9 thru -2 missing/errors; -1 = NA don’t go; 1=always, 4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robCare_BringTest</text:p>
          </table:table-cell>
          <table:table-cell table:style-name="ce5" office:value-type="string" calcext:value-type="string">
            <text:p>-9, -2, -1, 1-2</text:p>
          </table:table-cell>
          <table:table-cell table:style-name="ce5" office:value-type="string" calcext:value-type="string">
            <text:p>In past 12mos, getting care for problem did you need to bring test results? (e.g. XR, MRI; -9, -2=missing/error; -1=NA; Y=1, N=2)</text:p>
          </table:table-cell>
          <table:table-cell table:style-name="ce5" office:value-type="string" calcext:value-type="string">
            <text:p>N, new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robCare_WaitLong</text:p>
          </table:table-cell>
          <table:table-cell table:style-name="ce5" office:value-type="string" calcext:value-type="string">
            <text:p>-9, -2, -1, 1-2</text:p>
          </table:table-cell>
          <table:table-cell table:style-name="ce5" office:value-type="string" calcext:value-type="string">
            <text:p>In past 12mos, getting care for problem did wait &gt; reasonable time for results? (-9, -2=missing/error; -1=NA; Y=1, N=2)</text:p>
          </table:table-cell>
          <table:table-cell table:style-name="ce5" office:value-type="string" calcext:value-type="string">
            <text:p>N, new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robCare_RedoTest</text:p>
          </table:table-cell>
          <table:table-cell table:style-name="ce5" office:value-type="string" calcext:value-type="string">
            <text:p>-9, -2, -1, 1-2</text:p>
          </table:table-cell>
          <table:table-cell table:style-name="ce5" office:value-type="string" calcext:value-type="string">
            <text:p>In past 12mos, getting care for problem did you need to redo test b/c results n/available? (-9, -2=missing/error; -1=NA; Y=1, N=2)</text:p>
          </table:table-cell>
          <table:table-cell table:style-name="ce5" office:value-type="string" calcext:value-type="string">
            <text:p>N, new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robCare_ProvideHist</text:p>
          </table:table-cell>
          <table:table-cell table:style-name="ce5" office:value-type="string" calcext:value-type="string">
            <text:p>-9, -2, -1, 1-2</text:p>
          </table:table-cell>
          <table:table-cell table:style-name="ce5" office:value-type="string" calcext:value-type="string">
            <text:p>In past 12mos, getting care for problem did you have to re-provide med Hx b/c chart couldn’t be found? (-9, -2=missing/error; -1=NA; Y=1, N=2)</text:p>
          </table:table-cell>
          <table:table-cell table:style-name="ce5" office:value-type="string" calcext:value-type="string">
            <text:p>N, n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InsuranceEmp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ealth ins thru curr/fmr employer or union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InsurancePriv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ealth ins purchased directly from private co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Medicar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Medicare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Medicaid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Medicaid/MA/other low-income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Tricar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Tricare/other military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VA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Enrolled or ever used VA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IHS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Indian Health Svc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Other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Other (specify)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Other_OS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Others from prev category (multiple responses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urance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Derived from above, any vs none (-9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viderMaintainEMR2</text:p>
          </table:table-cell>
          <table:table-cell office:value-type="string" calcext:value-type="string">
            <text:p>-9, -7, -5, 1-3Does provider use EMR? <text:span text:style-name="T1">(</text:span>-9, -7, -5=missing/error; Y=1, N=2, don't know=3<text:span text:style-name="T1">)</text:span></text:p>
          </table:table-cell>
          <table:table-cell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eredAccessHCP2</text:p>
          </table:table-cell>
          <table:table-cell office:value-type="string" calcext:value-type="string">
            <text:p>-9, -7, -5, 1-3Does provider use EMR? <text:span text:style-name="T1">(</text:span>-9, -7, -5=missing/error; Y=1, N=2, don't know=3<text:span text:style-name="T1">)</text:span></text:p>
          </table:table-cell>
          <table:table-cell office:value-type="string" calcext:value-type="string">
            <text:p>Ever offered online med record access by HCP? (-9, -7, -5=missing/error; Y=1, N=2, don’t know=3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eredAccessInsurer2</text:p>
          </table:table-cell>
          <table:table-cell office:value-type="string" calcext:value-type="string">
            <text:p>-9, -7, -5, 1-3Does provider use EMR? <text:span text:style-name="T1">(</text:span>-9, -7, -5=missing/error; Y=1, N=2, don't know=3<text:span text:style-name="T1">)</text:span></text:p>
          </table:table-cell>
          <table:table-cell office:value-type="string" calcext:value-type="string">
            <text:p>Ever offered online med record access by insurer? (-9, -7, -5=missing/error; Y=1, N=2, don’t know=3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ssOnlineRecord</text:p>
          </table:table-cell>
          <table:table-cell office:value-type="string" calcext:value-type="string">
            <text:p>-9, -7, 0-4</text:p>
          </table:table-cell>
          <table:table-cell office:value-type="string" calcext:value-type="string">
            <text:p>How many times access EMR past 12 most (-9, -7=missing; 0=None, 1=1-2, 2=3-5, 3=6-9, 4=&gt;=10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tion F: Genetic Testing</text:p>
          </table:table-cell>
          <table:table-cell table:style-name="ce5"/>
          <table:table-cell table:style-name="ce7" office:value-type="string" calcext:value-type="string">
            <text:p>multiple questions about genetic testing</text:p>
          </table:table-cell>
          <table:table-cell table:style-name="ce5" office:value-type="string" calcext:value-type="string">
            <text:p>N; new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5" office:value-type="string" calcext:value-type="string">
            <text:p>Section G: Clinical Trials</text:p>
          </table:table-cell>
          <table:table-cell table:style-name="ce5"/>
          <table:table-cell table:style-name="ce7" office:value-type="string" calcext:value-type="string">
            <text:p>multiple questions about clinical trials</text:p>
          </table:table-cell>
          <table:table-cell table:style-name="ce5" office:value-type="string" calcext:value-type="string">
            <text:p>N; new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GeneralHeal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n general, your health is… (-9, -7, -5=errors; 1=excellent, 2=vg, 3=g, 4=fair, 5=poo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wnAbilityTakeCareHeal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confident in own ability to take good care of health? (-9, -7, -5=errors; 1=completely confident, 5=not at all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voidDoc</text:p>
          </table:table-cell>
          <table:table-cell table:style-name="ce5" office:value-type="string" calcext:value-type="string">
            <text:p>-9, -7, 1-2</text:p>
          </table:table-cell>
          <table:table-cell table:style-name="ce5" office:value-type="string" calcext:value-type="string">
            <text:p>Some ppl avoid MD even tho know better. Is this you? (-9, -7=missing; 1=T, 2=F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Conditions_Diabetes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DM?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Conditions_HighBP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HTN?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Conditions_HeartCondition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heart attack, angina, CHF?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Conditions_LungDiseas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chronic lung dz, asthma, emphysema, chronic bronchitis?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Conditions_Depression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depression/anxiety d/o?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onsiderFuture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I consider how things might be in the future, and try to influence those things with my day to day behavior (-9, -7, -5=missing/error; 1=strongly agree, 4=strongly disagree)</text:p>
          </table:table-cell>
          <table:table-cell table:style-name="ce5" office:value-type="string" calcext:value-type="string">
            <text:p>N; not used</text:p>
          </table:table-cell>
          <table:table-cell/>
          <table:table-cell office:value-type="string" calcext:value-type="string">
            <text:p>skipped several re: ht/wt, wt perception, anxious/nervous, worry etc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ruit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how many cups fruit/day? (-9, -7, -5=missing/error; 0=None; 1=&lt;=1/2, 2=1/2-1, 3=1-2, 4=2-3, 5=3-4, 6=&gt;=4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Vegetables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how many cups veg/day? (-9, -7, -5=missing/error; 0=None; 1=&lt;=1/2, 2=1/2-1, 3=1-2, 4=2-3, 5=3-4, 6=&gt;=4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inkDaysPerWeek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during past 30d, how many days/wk &gt;=1 alcoholic bev? (-9, -7, -4=missing/error; 0-7 days/wk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inksPerDay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during past 30d, how many drinks on days you drank? (-9 thru -2=missing/error; -1=NA; 0-30 drinks/day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tiple new drinking ?s; skipp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sModerateExerci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many days/wk exercise &gt;= mod intensity? (-9, -7=missing; 0-7 days/wk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LongModerateExerciseMinute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on &gt;= mod exercise days, how many minutes? -9 thru -2=missing/error; -1=NA; 0-612 min/day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sStrengthTrainin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many days/wk non-work phys activity design to strengthen muscles? (-9, -7, -5=missing/error; 0-7 days/wk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oke100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Smoke &gt;=100 cigs in life?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okeNow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smoke now? (-9 thru -2=missing/error; -1=NA never smoked; 1=everyday, 2=some days, 3=no days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dECigEver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Ever used e-cig even 1-2 times?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ECigNow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use e-cigs now? (-9 thru -2=missing/error; -1=NA never used; 1=everyday, 2=some days, 3=no days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verHadCancer</text:p>
          </table:table-cell>
          <table:table-cell table:style-name="ce3" office:value-type="string" calcext:value-type="string">
            <text:p>-9, -7, 1-2</text:p>
          </table:table-cell>
          <table:table-cell table:style-name="ce3" office:value-type="string" calcext:value-type="string">
            <text:p>Everd Dx’d with cancer? (-9, -7=missing; 1=T, 2=F)</text:p>
          </table:table-cell>
          <table:table-cell table:style-name="ce3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ge (-9, -4=missing/error; 18-98 yrs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italStatus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Marital status (-9, -7, -5=missing/error; 1=married; 2=long-term partner; 3=divorced; 4=widowed; 5=separated; 6=single)</text:p>
          </table:table-cell>
          <table:table-cell table:style-name="ce3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ighest ed level (-9, -7=missing; 1=&lt;8yrs; 2=8-11yrs; 3=12yrs/finished HS; 4=postHS non-college; 5=some college; 6=college grad; 7=postgrad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ork/Occupation</text:p>
          </table:table-cell>
          <table:table-cell table:style-name="ce5"/>
          <table:table-cell table:style-name="ce5" office:value-type="string" calcext:value-type="string">
            <text:p>multiple questions about about occupation &amp; work hrs not in C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SpeakEnglish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How well do you speak English? (-9, -7, -5=missing/error; 1=very well, 4=not at all)</text:p>
          </table:table-cell>
          <table:table-cell table:style-name="ce5" office:value-type="string" calcext:value-type="string">
            <text:p>N; not used</text:p>
          </table:table-cell>
          <table:table-cell table:style-name="ce5"/>
          <table:table-cell table:style-name="ce5" office:value-type="string" calcext:value-type="string">
            <text:p>use HIGHSPANLI inste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Hisp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Not hispanic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White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Black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nd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AmerInd/AK native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Ind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Asian Indian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nes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Chinese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ipino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Filipino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Japanese</text:p>
          </table:table-cell>
          <table:table-cell table:style-name="ce5" office:value-type="string" calcext:value-type="string">
            <text:p>-9, -7, 1-2</text:p>
          </table:table-cell>
          <table:table-cell table:style-name="ce5" office:value-type="string" calcext:value-type="string">
            <text:p>Japanese (-9, -7=missing; 1=T, 2=F)</text:p>
          </table:table-cell>
          <table:table-cell table:style-name="ce5" office:value-type="string" calcext:value-type="string">
            <text:p>N; not used</text:p>
          </table:table-cell>
          <table:table-cell table:style-name="ce5"/>
          <table:table-cell table:style-name="ce5" office:value-type="string" calcext:value-type="string">
            <text:p>appears lumped into “OthAsian”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orean</text:p>
          </table:table-cell>
          <table:table-cell table:style-name="ce5" office:value-type="string" calcext:value-type="string">
            <text:p>-9, -7, 1-2</text:p>
          </table:table-cell>
          <table:table-cell table:style-name="ce5" office:value-type="string" calcext:value-type="string">
            <text:p>Korean (-9, -7=missing; 1=T, 2=F)</text:p>
          </table:table-cell>
          <table:table-cell table:style-name="ce5" office:value-type="string" calcext:value-type="string">
            <text:p>N; not used</text:p>
          </table:table-cell>
          <table:table-cell table:style-name="ce5"/>
          <table:table-cell table:style-name="ce5" office:value-type="string" calcext:value-type="string">
            <text:p>appears lumped into “OthAsian”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Vietnamese</text:p>
          </table:table-cell>
          <table:table-cell table:style-name="ce5" office:value-type="string" calcext:value-type="string">
            <text:p>-9, -7, 1-2</text:p>
          </table:table-cell>
          <table:table-cell table:style-name="ce5" office:value-type="string" calcext:value-type="string">
            <text:p>Vietnamese (-9, -7=missing; 1=T, 2=F)</text:p>
          </table:table-cell>
          <table:table-cell table:style-name="ce5" office:value-type="string" calcext:value-type="string">
            <text:p>N; not used</text:p>
          </table:table-cell>
          <table:table-cell table:style-name="ce5"/>
          <table:table-cell table:style-name="ce5" office:value-type="string" calcext:value-type="string">
            <text:p>appears lumped into “OthAsian”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Asian</text:p>
          </table:table-cell>
          <table:table-cell table:style-name="ce2" office:value-type="string" calcext:value-type="string">
            <text:p>-9, -7, 1-2</text:p>
          </table:table-cell>
          <table:table-cell table:style-name="ce2" office:value-type="string" calcext:value-type="string">
            <text:p>Other Asian (-9, -7=missing; 1=T, 2=F)</text:p>
          </table:table-cell>
          <table:table-cell table:style-name="ce2" office:value-type="string" calcext:value-type="string">
            <text:p>N; changed</text:p>
          </table:table-cell>
          <table:table-cell table:style-name="ce2"/>
          <table:table-cell table:style-name="ce2" office:value-type="string" calcext:value-type="string">
            <text:p>includes the 3 abov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ativeHawaiian</text:p>
          </table:table-cell>
          <table:table-cell table:style-name="ce5" office:value-type="string" calcext:value-type="string">
            <text:p>-9, -7, 1-2</text:p>
          </table:table-cell>
          <table:table-cell table:style-name="ce5" office:value-type="string" calcext:value-type="string">
            <text:p>Native Hawaiian (-9, -7=missing; 1=T, 2=F)</text:p>
          </table:table-cell>
          <table:table-cell table:style-name="ce5" office:value-type="string" calcext:value-type="string">
            <text:p>N; not used</text:p>
          </table:table-cell>
          <table:table-cell table:style-name="ce5"/>
          <table:table-cell table:style-name="ce5" office:value-type="string" calcext:value-type="string">
            <text:p>appears lumped into “OthPacIsl”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5" office:value-type="string" calcext:value-type="string">
            <text:p>Gaumanian</text:p>
          </table:table-cell>
          <table:table-cell table:style-name="ce5" office:value-type="string" calcext:value-type="string">
            <text:p>-9, -7, 1-2</text:p>
          </table:table-cell>
          <table:table-cell table:style-name="ce5" office:value-type="string" calcext:value-type="string">
            <text:p>Gaumanian (-9, -7=missing; 1=T, 2=F)</text:p>
          </table:table-cell>
          <table:table-cell table:style-name="ce5" office:value-type="string" calcext:value-type="string">
            <text:p>N; not used</text:p>
          </table:table-cell>
          <table:table-cell table:style-name="ce5"/>
          <table:table-cell table:style-name="ce5" office:value-type="string" calcext:value-type="string">
            <text:p>appears lumped into “OthPacIsl”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5" office:value-type="string" calcext:value-type="string">
            <text:p>Samoan</text:p>
          </table:table-cell>
          <table:table-cell table:style-name="ce5" office:value-type="string" calcext:value-type="string">
            <text:p>-9, -7, 1-2</text:p>
          </table:table-cell>
          <table:table-cell table:style-name="ce5" office:value-type="string" calcext:value-type="string">
            <text:p>Samoan (-9, -7=missing; 1=T, 2=F)</text:p>
          </table:table-cell>
          <table:table-cell table:style-name="ce5" office:value-type="string" calcext:value-type="string">
            <text:p>N; not used</text:p>
          </table:table-cell>
          <table:table-cell table:style-name="ce5"/>
          <table:table-cell table:style-name="ce5" office:value-type="string" calcext:value-type="string">
            <text:p>appears lumped into “OthPacIsl”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OthPacisl</text:p>
          </table:table-cell>
          <table:table-cell table:style-name="ce2" office:value-type="string" calcext:value-type="string">
            <text:p>-9, -7, 1-2</text:p>
          </table:table-cell>
          <table:table-cell table:style-name="ce2" office:value-type="string" calcext:value-type="string">
            <text:p>Other Pacific Islander (-9, -7=missing; 1=T, 2=F)</text:p>
          </table:table-cell>
          <table:table-cell table:style-name="ce2" office:value-type="string" calcext:value-type="string">
            <text:p>N; changed</text:p>
          </table:table-cell>
          <table:table-cell table:style-name="ce2"/>
          <table:table-cell table:style-name="ce2" office:value-type="string" calcext:value-type="string">
            <text:p>includes the 3 abov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lfGender</text:p>
          </table:table-cell>
          <table:table-cell table:style-name="ce3" office:value-type="string" calcext:value-type="string">
            <text:p>-9, -5, 1-2</text:p>
          </table:table-cell>
          <table:table-cell table:style-name="ce3" office:value-type="string" calcext:value-type="string">
            <text:p>Gender (-9, -5=Missing/Error; M=1, F=2)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use this; C3 doesn’t have “BirthGender)</text:p>
          </table:table-cell>
          <table:table-cell table:style-name="ce3" table:number-columns-repeated="1018"/>
        </table:table-row>
        <table:table-row table:style-name="ro1">
          <table:table-cell table:style-name="ce5" office:value-type="string" calcext:value-type="string">
            <text:p>RentOrOwn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Rent or own home? (-9, -7, -5=missing/error; 1=own, 2=rent, 3=occupy w/o paying rent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omeRange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Combined annual household income (-9, -7=missing; 1=0-9999; 2=10k-14999; 3=15k-19999; 4=20k-34999; 5=35k-49999; 6=50k-74999; 7=75k-99999; 8=100k-199999; 9=&gt;=200k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omeFeeling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do you feel re: income? (-9, -7, -5=missing/error; 1=comfortable; 2=getting by; 3=difficult; 4=very difficult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eights</text:p>
          </table:table-cell>
          <table:table-cell table:style-name="ce5"/>
          <table:table-cell table:style-name="ce5" office:value-type="string" calcext:value-type="string">
            <text:p>437-487 <text:s/>are various wts for variance estimation; see the docs</text:p>
          </table:table-cell>
          <table:table-cell table:style-name="ce5" office:value-type="string" calcext:value-type="string">
            <text:p>N; different grou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GrpA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ge group A (-9, -4=missing/error; 1=18-34, 2=35-39; 3=40-44; 4=45+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GrpB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ge group B (-9, -4=missing/error; 1=18-34, 2=35-49; 3=50-64; 4=65-74; 5=75+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cA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Ed group A (-9, -7=missing; 1= &lt; HS; 2=HS grad; 3=some college; 4= &gt;= college grad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cB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Ed group B (-9, -7=missing; 1= &lt; HS; 2=HS grad; 3=some college; 4= BS, 5=postgrad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ceEthn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Race/Ethnicity 7 levels (-9, -7=missing; 1=Hispanic; 2=Nonhisp wht; 3=Nonhisp blk/AA; 4=Nonhisp amerind/AK native; 5=Nonhisp asian; 6=nonhisp hative HI/PacIsl; 7=Nonhisp multi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ceEthn5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Race/Ethnicity 5 levels (-9, -7=missing; 1=Nonhisp wht; 2=Nonhisp blk/AA; 3=Hispanic; 4=Nonhisp asian; 5=Nonhisp oth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HInc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ncome 5 levels (-9, -7=missing; 1=&lt;20k; 2=20k-34999; 3=35k-49999; 4=50k-74999; 5=&gt;=75k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MI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Body mass index (-9, -7, -4=missing/error; continuous BMI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okeStat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moking status (-9, -7, -6=missing; 1=current; 2=former, 3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Q4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PHQ-4 depression score (derived from skipped nervous/anxious/etc) (-9, -7, -5=missing/error; 0 – 12 higher=worse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eklyMinutesModerateExerci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Min/wk mod exercise (days/wk*min/day; -9, -7, -4=missing/error; continous minutes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igU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E-cig status (-9, -7, -6=missing; 1=current; 2=former, 3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DrinksPerWeek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vg drinks/wk (from drink days/wk &amp; drinks/day; -9, -7, -4=missing/error; continuous drinks/wk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</table:table>
      <table:table table:name="C2-C3 xwal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ame as Cycle3?</text:p>
          </table:table-cell>
          <table:table-cell office:value-type="string" calcext:value-type="string">
            <text:p>C3_Var</text:p>
          </table:table-cell>
          <table:table-cell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atum</text:p>
          </table:table-cell>
          <table:table-cell office:value-type="string" calcext:value-type="string">
            <text:p>HM, LM</text:p>
          </table:table-cell>
          <table:table-cell office:value-type="string" calcext:value-type="string">
            <text:p>High or low-minority area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SPANLI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Highly linguistically isolated strata (Census tract with &gt;=30% households have 0 adults &gt;14 who report speaking English very well; Y=1, N=2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UC2003</text:p>
          </table:table-cell>
          <table:table-cell table:style-name="ce3" office:value-type="string" calcext:value-type="string">
            <text:p>1-9</text:p>
          </table:table-cell>
          <table:table-cell table:style-name="ce3" office:value-type="string" calcext:value-type="string">
            <text:p>Rural vs urban USDA 2003 (sparse for 5, 8, 9)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UC2013</text:p>
          </table:table-cell>
          <table:table-cell table:style-name="ce3" office:value-type="string" calcext:value-type="string">
            <text:p>1-9</text:p>
          </table:table-cell>
          <table:table-cell table:style-name="ce3" office:value-type="string" calcext:value-type="string">
            <text:p>Rural vs urban USDA 2013 (sparse 5, 8, 9)</text:p>
          </table:table-cell>
          <table:table-cell table:style-name="ce3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_RUCA_2010</text:p>
          </table:table-cell>
          <table:table-cell table:style-name="ce2" office:value-type="string" calcext:value-type="string">
            <text:p>1-10</text:p>
          </table:table-cell>
          <table:table-cell table:style-name="ce2" office:value-type="string" calcext:value-type="string">
            <text:p>1ry code, Rural vs urban with commuting status (multiple sparse)</text:p>
          </table:table-cell>
          <table:table-cell table:style-name="ce2" office:value-type="string" calcext:value-type="string">
            <text:p>No 99 (0 pop; only 1 entry in C3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_RUCA_2010</text:p>
          </table:table-cell>
          <table:table-cell office:value-type="string" calcext:value-type="string">
            <text:p>1-10.3, 99</text:p>
          </table:table-cell>
          <table:table-cell office:value-type="string" calcext:value-type="string">
            <text:p>2ry code, Rural vs urban with commuting status (multiple sparse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reatment_HC53</text:p>
          </table:table-cell>
          <table:table-cell table:style-name="ce5" office:value-type="string" calcext:value-type="string">
            <text:p>1-3</text:p>
          </table:table-cell>
          <table:table-cell table:style-name="ce5" office:value-type="string" calcext:value-type="string">
            <text:p>Paper only, web, web bonus (may want to assess grp diffs)</text:p>
          </table:table-cell>
          <table:table-cell table:style-name="ce5" office:value-type="string" calcext:value-type="string">
            <text:p>N; paper on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HSURCODE2013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NCHS 2013 rural-urban coding, less spars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SDIV</text:p>
          </table:table-cell>
          <table:table-cell office:value-type="string" calcext:value-type="string">
            <text:p>1-9</text:p>
          </table:table-cell>
          <table:table-cell office:value-type="string" calcext:value-type="string">
            <text:p>Census division (regional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SREG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Census region (broad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ormType</text:p>
          </table:table-cell>
          <table:table-cell table:style-name="ce5" office:value-type="string" calcext:value-type="string">
            <text:p>2, 5</text:p>
          </table:table-cell>
          <table:table-cell table:style-name="ce5" office:value-type="string" calcext:value-type="string">
            <text:p>Completed by paper (2) or web (5)</text:p>
          </table:table-cell>
          <table:table-cell table:style-name="ce5" office:value-type="string" calcext:value-type="string">
            <text:p>N; paper onl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ekCancerInfo</text:p>
          </table:table-cell>
          <table:table-cell table:style-name="ce3" office:value-type="string" calcext:value-type="string">
            <text:p>1-2, -9</text:p>
          </table:table-cell>
          <table:table-cell table:style-name="ce3" office:value-type="string" calcext:value-type="string">
            <text:p>Ever looked for cancer info (Y=1, N=2, Missing = -9)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SeekHealthInfo</text:p>
          </table:table-cell>
          <table:table-cell table:style-name="ce3" office:value-type="string" calcext:value-type="string">
            <text:p>1-2, -9</text:p>
          </table:table-cell>
          <table:table-cell table:style-name="ce3" office:value-type="string" calcext:value-type="string">
            <text:p>Ever looked for health info (Y=1, N=2, Missing = -9)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WhereSeekHealthInfo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Where seek health info; negative = missing or error; multiple categories</text:p>
          </table:table-cell>
          <table:table-cell table:style-name="ce3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ancerLotOfEffort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Took lots of effort to get info; neg as above; 1= str agree; 4=str dis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LotOfEffort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ncerFrustrated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Frustrated searching <text:span text:style-name="T5">cancer</text:span> info; neg &amp; 1-4 as in previous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Frustrated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ncerConfidentGetHealthInf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Confident can get <text:span text:style-name="T5">cancer</text:span> info/advice if needed; -9 miss, -5 multiple (error); 1=completely 4=not at all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ConfidentGetHealthInf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ncerTrustDoctor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Trust <text:span text:style-name="T5">cancer</text:span> info from MD; -9, -5 as above; 1=alot, 4=not at all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TrustDocto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ncerTrustFamily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Trust <text:span text:style-name="T5">cancer</text:span> info from family; -9, -5 as above; 1=alot, 4=not at all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TrustFamily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ncerTrustGov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Trust <text:span text:style-name="T5">cancer</text:span> info from govmt; -9, -5 as above; 1=alot, 4=not at all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TrustGov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ncerTrustCharities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Trust <text:span text:style-name="T5">cancer</text:span> info from charitable org; -9, -5 as above; 1=alot, 4=not at all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TrustCharitie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ncerTrustReligiousOrgs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Trust <text:span text:style-name="T5">cancer</text:span> info from religious org; -9, -5 as above; 1=alot, 4=not at all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TrustReligiousOrg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trongNeedCancerInfo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If had strong need <text:span text:style-name="T5">cancer</text:span> info, where go 1<text:span text:style-name="T6">st</text:span>? -9, -5 as above; multiple categories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StrongNeedHealthInfo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rongNeedCancerhInfo-OS</text:p>
          </table:table-cell>
          <table:table-cell table:style-name="ce5" office:value-type="string" calcext:value-type="string">
            <text:p>free text</text:p>
          </table:table-cell>
          <table:table-cell table:style-name="ce5" office:value-type="string" calcext:value-type="string">
            <text:p>answers to “Other, specify” from above – very sparse</text:p>
          </table:table-cell>
          <table:table-cell table:style-name="ce5" office:value-type="string" calcext:value-type="string">
            <text:p>N; different name</text:p>
          </table:table-cell>
          <table:table-cell table:style-name="ce5" office:value-type="string" calcext:value-type="string">
            <text:p>StrongNeedHealthInfo-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Internet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Ever go online to access WWW, send/rcv email? (Y=1, N=2, missing=-9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et_DialUP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ccess via dial-up (-9, -6, -2 errors; -1=don’t use) Y/N as prev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et_BroadBn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ccess via broadband (-9, -6, -2 errors; -1=don’t use) Y/N as prev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et_Cell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ccess via cellular (-9, -6, -2 errors; -1=don’t use) Y/N as prev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et_WiFi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ccess via wifi (-9, -6, -2 errors; -1=don’t use) Y/N as prev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UseInternet_Hom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access internet at home (negative as prev; 1=daily, 3=Never, 4=NA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UseInternet_Work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access internet at work (negative as prev; 1=daily, 3=Never, 4=NA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UseInternet_PublicPlac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access internet in public place (lib, commun ctr, etc) (negative as prev; 1=daily, 3=Never, 4=NA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UseInternet_MobileDevic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access internet on mobile device (negative as prev; 1=daily, 3=Never, 4=NA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_SelfHealthInfo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Past 12mos, used electronic means to find health info for self (as prev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lectronic_BuyMedicine</text:p>
          </table:table-cell>
          <table:table-cell table:style-name="ce3" office:value-type="string" calcext:value-type="string">
            <text:p>-9, 1-2</text:p>
          </table:table-cell>
          <table:table-cell table:style-name="ce3" office:value-type="string" calcext:value-type="string">
            <text:p>Past 12mos, used electronic means to buy meds/vitamins (as prev)</text:p>
          </table:table-cell>
          <table:table-cell table:style-name="ce3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_TalkDoctor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Past 12mos, used electronic means to communicate w/doctor or doctors office (as prev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lectronic_TrackedHealthCosts</text:p>
          </table:table-cell>
          <table:table-cell table:style-name="ce3" office:value-type="string" calcext:value-type="string">
            <text:p>-9, 1-2</text:p>
          </table:table-cell>
          <table:table-cell table:style-name="ce3" office:value-type="string" calcext:value-type="string">
            <text:p>Past 12mos, used electronic means to track healthcare charges/costs (as prev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_TestResults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Past 12mos, used electronic means to look up med test results (as prev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lectronic_MadeAppts</text:p>
          </table:table-cell>
          <table:table-cell table:style-name="ce5" office:value-type="string" calcext:value-type="string">
            <text:p>-9, 1-2</text:p>
          </table:table-cell>
          <table:table-cell table:style-name="ce5" office:value-type="string" calcext:value-type="string">
            <text:p>Past 12mos, used electronic means to make healthcare appts <text:s/>(as prev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lectronic_ECigHarms</text:p>
          </table:table-cell>
          <table:table-cell table:style-name="ce5" office:value-type="string" calcext:value-type="string">
            <text:p>-9, 1-2</text:p>
          </table:table-cell>
          <table:table-cell table:style-name="ce5" office:value-type="string" calcext:value-type="string">
            <text:p>Past 12mos, used electronic means to find info on e-cig harms (as prev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Device_Tablet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ve a table (-9 &amp; -7 missing; 1 here is “selected” and 2 is “not selected”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Device_SmartPh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ve a smart phone (-9 &amp; -7 missing; 1 here is “selected” and 2 is “not selected”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Device_CellPh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ve only basic cell phone (-9 &amp; -7 missing; 1 here is “selected” and 2 is “not selected”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Device_Non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ve none of above (-9 &amp; -7 missing; 1 here is “selected” and 2 is “not selected”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Device_Cat</text:p>
          </table:table-cell>
          <table:table-cell office:value-type="string" calcext:value-type="string">
            <text:p>-9, -7, 1-5</text:p>
          </table:table-cell>
          <table:table-cell office:value-type="string" calcext:value-type="string">
            <text:p>Single categorical variable covering last 4 vars (1=tab, 2=smartph, 3=basic, 4=none, 5=mulitple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tHealthWellnessApp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ave health/wellness apps on smartphone or tablet (-9 thru -2 missing/error; -1=NA don’t have device; Y=1, N=2, don’t know=3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t_AchieveGoal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sed smartphone or tablet to track health-related goal <text:s/>(-9 thru -2 missing/error; -1=NA don’t have device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t_MakeDecision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sed smartphone or tablet to make decision on Rx illness/condition <text:s/>(-9 thru -2 missing/error; -1=NA don’t have device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t_DiscussionsHCP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martphone or tablet helped in d/w medical provider <text:s/>(-9 thru -2 missing/error; -1=NA don’t have device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earableDevTrackHealth</text:p>
          </table:table-cell>
          <table:table-cell table:style-name="ce5" office:value-type="string" calcext:value-type="string">
            <text:p>-9, -7, 1-2</text:p>
          </table:table-cell>
          <table:table-cell table:style-name="ce5" office:value-type="string" calcext:value-type="string">
            <text:p>Used tracker for health/activity in past 12 mos? (-9, -7 missing; Y=1, N=2)</text:p>
          </table:table-cell>
          <table:table-cell table:style-name="ce5" office:value-type="string" calcext:value-type="string">
            <text:p>N; changed</text:p>
          </table:table-cell>
          <table:table-cell table:style-name="ce5"/>
          <table:table-cell table:style-name="ce5" office:value-type="string" calcext:value-type="string">
            <text:p>just says “other device”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reqWearDevTrackHealth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How often use wearable for health/activity? (-9 thru -2 missing/error; -1=NA don’t have; 1=everyday, 5=not in past month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illingShareData_HCP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Willing to share wearable data w/provider? (-9 thru -2 missing/error; -1=NA don’t have device; Y=1, N=2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illingShareData_Fam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Willing to share wearable data w/<text:span text:style-name="T5">family</text:span>? (-9 thru -2 missing/error; -1=NA don’t have device; Y=1, N=2)</text:p>
          </table:table-cell>
          <table:table-cell table:style-name="ce5" office:value-type="string" calcext:value-type="string">
            <text:p>N; not used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OtherDevTrackHealth2</text:p>
          </table:table-cell>
          <table:table-cell table:style-name="ce5" office:value-type="string" calcext:value-type="string">
            <text:p>-9, -7, 1-2</text:p>
          </table:table-cell>
          <table:table-cell table:style-name="ce5" office:value-type="string" calcext:value-type="string">
            <text:p>Used other electronic medical device (e.g. glucometer, BP) in last 12 mos? <text:s/>(-9, -7 missing; Y=1, N=2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edHealthDeviceInfo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hared tracker or med device info w/provider last 12 mos? (-9, -7, -5 errors; Y=1, N=2, NA=3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sn_VisitedSocNet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visit soc networking site last 12 mos? <text:s text:c="2"/>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sn_SharedSocNet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share health info on soc networking site last 12 mos? <text:s text:c="2"/>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ntRsn_WroteBlog</text:p>
          </table:table-cell>
          <table:table-cell table:style-name="ce3" office:value-type="string" calcext:value-type="string">
            <text:p>-9, -7, 1-2</text:p>
          </table:table-cell>
          <table:table-cell table:style-name="ce3" office:value-type="string" calcext:value-type="string">
            <text:p>Used internet to write in diary/blog last 12 mos? <text:s text:c="2"/>(-9, -7 missing; Y=1, N=2)</text:p>
          </table:table-cell>
          <table:table-cell table:style-name="ce3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sn_SupportGroup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participate in health/med issue support grp last 12 mos? <text:s text:c="2"/>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sn_YouTub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Used internet to watch <text:s/>health/med video on YouTube last 12 mos? <text:s text:c="2"/>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extFromDoctor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Sent/rec’d text msg from doc or other provider last 12 mos? <text:s/>(-9 thru -2 missing/error; -1=NA don’t have device; Y=1, N=2, don’t know=3)</text:p>
          </table:table-cell>
          <table:table-cell table:style-name="ce3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Provider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N/incl mental health, is there a particular MD/RN/other HP see most often?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qGoProvide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N/incl ED visits, how many HCP visits last 12 mos? (-9, -7 missing; 0=None, 1-4=x times; 5=5-9 times; 6 = &gt;=10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QualityCar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Overall rating quality of healthcare last 12 mos (-9 thru -2 missing/errors; -1 = NA don’t go; 1=excellent, 5=poor)</text:p>
          </table:table-cell>
          <table:table-cell table:style-name="ce3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reqGoUrgentCare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Visits to urg care, walk-in or retain clinic past 12 mos (-9, -7 missing; 0=None, 1=1, 2=2-4, 3=5-9, 4= &gt;=10) 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QualityCareUrgentCare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Overall rating quality of urgent/walk-in care last 12 mos (-9 thru -2 missing/errors; -1 = NA don’t go; 1=excellent, 5=poor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ceAskQuestion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you get to ask all yr HC-related Qs (urgent or provider)? (-9 thru -2 missing/errors; -1 = NA don’t go; 1=always, 4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elingsAddresse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Did they give att’n needed to feelings/emotions? (-9 thru -2 missing/errors; -1 = NA don’t go; 1=always, 4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olvedDecision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they involve you in HC decisions as much as you wanted? (-9 thru -2 missing/errors; -1 = NA don’t go; 1=always, 4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oodNextStep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they make sure you understood next HC things you needed? (-9 thru -2 missing/errors; -1 = NA don’t go; 1=always, 4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ainedClearly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they explain things clearly? (-9 thru -2 missing/errors; -1 = NA don’t go; 1=always, 4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ntEnoughTim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they spend enough time w/you? (-9 thru -2 missing/errors; -1 = NA don’t go; 1=always, 4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Uncertainty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did they help you deal w/uncertainty re: health/HC? (-9 thru -2 missing/errors; -1 = NA don’t go; 1=always, 4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robCare_BringTest</text:p>
          </table:table-cell>
          <table:table-cell table:style-name="ce5" office:value-type="string" calcext:value-type="string">
            <text:p>-9, -2, -1, 1-2</text:p>
          </table:table-cell>
          <table:table-cell table:style-name="ce5" office:value-type="string" calcext:value-type="string">
            <text:p>In past 12mos, getting care for problem did you need to bring test results? (e.g. XR, MRI; -9, -2=missing/error; -1=NA; Y=1, N=2)</text:p>
          </table:table-cell>
          <table:table-cell table:style-name="ce5" office:value-type="string" calcext:value-type="string">
            <text:p>N; not used</text:p>
          </table:table-cell>
          <table:table-cell/>
          <table:table-cell office:value-type="string" calcext:value-type="string">
            <text:p>not in C3, but in C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robCare_WaitLong</text:p>
          </table:table-cell>
          <table:table-cell table:style-name="ce5" office:value-type="string" calcext:value-type="string">
            <text:p>-9, -2, -1, 1-2</text:p>
          </table:table-cell>
          <table:table-cell table:style-name="ce5" office:value-type="string" calcext:value-type="string">
            <text:p>In past 12mos, getting care for problem did wait &gt; reasonable time for results? (-9, -2=missing/error; -1=NA; Y=1, N=2)</text:p>
          </table:table-cell>
          <table:table-cell table:style-name="ce5" office:value-type="string" calcext:value-type="string">
            <text:p>N; not used</text:p>
          </table:table-cell>
          <table:table-cell/>
          <table:table-cell office:value-type="string" calcext:value-type="string">
            <text:p>not in C3, but in C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robCare_RedoTest</text:p>
          </table:table-cell>
          <table:table-cell table:style-name="ce5" office:value-type="string" calcext:value-type="string">
            <text:p>-9, -2, -1, 1-2</text:p>
          </table:table-cell>
          <table:table-cell table:style-name="ce5" office:value-type="string" calcext:value-type="string">
            <text:p>In past 12mos, getting care for problem did you need to redo test b/c results n/available? (-9, -2=missing/error; -1=NA; Y=1, N=2)</text:p>
          </table:table-cell>
          <table:table-cell table:style-name="ce5" office:value-type="string" calcext:value-type="string">
            <text:p>N; not used</text:p>
          </table:table-cell>
          <table:table-cell/>
          <table:table-cell office:value-type="string" calcext:value-type="string">
            <text:p>not in C3, but in C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robCare_ProvideHist</text:p>
          </table:table-cell>
          <table:table-cell table:style-name="ce5" office:value-type="string" calcext:value-type="string">
            <text:p>-9, -2, -1, 1-2</text:p>
          </table:table-cell>
          <table:table-cell table:style-name="ce5" office:value-type="string" calcext:value-type="string">
            <text:p>In past 12mos, getting care for problem did you have to re-provide med Hx b/c chart couldn’t be found? (-9, -2=missing/error; -1=NA; Y=1, N=2)</text:p>
          </table:table-cell>
          <table:table-cell table:style-name="ce5" office:value-type="string" calcext:value-type="string">
            <text:p>N; not used</text:p>
          </table:table-cell>
          <table:table-cell/>
          <table:table-cell office:value-type="string" calcext:value-type="string">
            <text:p>not in C3, but in C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thIns_InsuranceEmp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ealth ins thru curr/fmr employer or union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InsurancePriv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ealth ins purchased directly from private co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Medicar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Medicare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Medicaid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Medicaid/MA/other low-income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Tricar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Tricare/other military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VA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Enrolled or ever used VA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IHS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Indian Health Svc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Other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Other (specify) (-9, -7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_Other_OS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Others from prev category (multiple responses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Insurance</text:p>
          </table:table-cell>
          <table:table-cell office:value-type="string" calcext:value-type="string">
            <text:p>-9, 1-2</text:p>
          </table:table-cell>
          <table:table-cell office:value-type="string" calcext:value-type="string">
            <text:p>Derived from above, any vs none (-9 missing; Y=1, N=2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viderMaintainEMR2</text:p>
          </table:table-cell>
          <table:table-cell office:value-type="string" calcext:value-type="string">
            <text:p>-9, -7, -5, 1-3Does provider use EMR? <text:span text:style-name="T1">(</text:span>-9, -7, -5=missing/error; Y=1, N=2, don't know=3<text:span text:style-name="T1">)</text:span></text:p>
          </table:table-cell>
          <table:table-cell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verOfferedAccessRec</text:p>
          </table:table-cell>
          <table:table-cell table:style-name="ce2" office:value-type="string" calcext:value-type="string">
            <text:p>-9, -7, -5, 1-3Does provider use EMR? <text:span text:style-name="T1">(</text:span>-9, -7, -5=missing/error; Y=1, N=2, don't know=3<text:span text:style-name="T1">)</text:span></text:p>
          </table:table-cell>
          <table:table-cell table:style-name="ce2" office:value-type="string" calcext:value-type="string">
            <text:p>Ever offered online med record access by HCP<text:span text:style-name="T5"> or insurer?</text:span> (-9=missing/error; Y=1, N=2, don’t know=3)</text:p>
          </table:table-cell>
          <table:table-cell table:style-name="ce2" office:value-type="string" calcext:value-type="string">
            <text:p>N; changed</text:p>
          </table:table-cell>
          <table:table-cell table:style-name="ce2" office:value-type="string" calcext:value-type="string">
            <text:p>OfferedAccessHCP2, OfferedAccessInsurer2</text:p>
          </table:table-cell>
          <table:table-cell table:style-name="ce2" office:value-type="string" calcext:value-type="string">
            <text:p>split into 2 categories in C3 &amp; C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hoOffered_HCP</text:p>
          </table:table-cell>
          <table:table-cell table:style-name="ce2" office:value-type="string" calcext:value-type="string">
            <text:p>multiple</text:p>
          </table:table-cell>
          <table:table-cell table:style-name="ce2" office:value-type="string" calcext:value-type="string">
            <text:p>Who offered-HCP (-9, -2=missing/error; -1=NA; Y=1, N=2)</text:p>
          </table:table-cell>
          <table:table-cell table:style-name="ce2" office:value-type="string" calcext:value-type="string">
            <text:p>N; changed</text:p>
          </table:table-cell>
          <table:table-cell table:style-name="ce2"/>
          <table:table-cell table:style-name="ce2" office:value-type="string" calcext:value-type="string">
            <text:p>use to make category similar to C3 &amp; C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hoOffered_Insurer</text:p>
          </table:table-cell>
          <table:table-cell table:style-name="ce2" office:value-type="string" calcext:value-type="string">
            <text:p>multiple</text:p>
          </table:table-cell>
          <table:table-cell table:style-name="ce2" office:value-type="string" calcext:value-type="string">
            <text:p>Who offered-Insurer (-9, -2=missing/error; -1=NA; Y=1, N=2)</text:p>
          </table:table-cell>
          <table:table-cell table:style-name="ce2" office:value-type="string" calcext:value-type="string">
            <text:p>N; changed</text:p>
          </table:table-cell>
          <table:table-cell table:style-name="ce2"/>
          <table:table-cell table:style-name="ce2" office:value-type="string" calcext:value-type="string">
            <text:p>use to make category similar to C3 &amp; C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hoOffered_Other</text:p>
          </table:table-cell>
          <table:table-cell table:style-name="ce2" office:value-type="string" calcext:value-type="string">
            <text:p>multiple</text:p>
          </table:table-cell>
          <table:table-cell table:style-name="ce2" office:value-type="string" calcext:value-type="string">
            <text:p>Who offered-Insurer (-9, -2=missing/error; -1=NA; Y=1, N=2)</text:p>
          </table:table-cell>
          <table:table-cell table:style-name="ce2" office:value-type="string" calcext:value-type="string">
            <text:p>N; changed; sparse (Y=29)</text:p>
          </table:table-cell>
          <table:table-cell table:style-name="ce2"/>
          <table:table-cell table:style-name="ce2" office:value-type="string" calcext:value-type="string">
            <text:p>use to make category similar to C3 &amp; C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OfferedAccessHCP2</text:p>
          </table:table-cell>
          <table:table-cell table:style-name="ce5" office:value-type="string" calcext:value-type="string">
            <text:p>-9, -7, -5, 1-3Does provider use EMR? <text:span text:style-name="T1">(</text:span>-9, -7, -5=missing/error; Y=1, N=2, don't know=3<text:span text:style-name="T1">)</text:span></text:p>
          </table:table-cell>
          <table:table-cell table:style-name="ce5" office:value-type="string" calcext:value-type="string">
            <text:p>Ever offered online med record access by HCP? (-9, -7, -5=missing/error; Y=1, N=2, don’t know=3)</text:p>
          </table:table-cell>
          <table:table-cell table:style-name="ce5" office:value-type="string" calcext:value-type="string">
            <text:p>N; see above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OfferedAccessInsurer2</text:p>
          </table:table-cell>
          <table:table-cell table:style-name="ce5" office:value-type="string" calcext:value-type="string">
            <text:p>-9, -7, -5, 1-3Does provider use EMR? <text:span text:style-name="T1">(</text:span>-9, -7, -5=missing/error; Y=1, N=2, don't know=3<text:span text:style-name="T1">)</text:span></text:p>
          </table:table-cell>
          <table:table-cell table:style-name="ce5" office:value-type="string" calcext:value-type="string">
            <text:p>Ever offered online med record access by insurer? (-9, -7, -5=missing/error; Y=1, N=2, don’t know=3)</text:p>
          </table:table-cell>
          <table:table-cell table:style-name="ce5" office:value-type="string" calcext:value-type="string">
            <text:p>N; see above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ccessOnlineRecord</text:p>
          </table:table-cell>
          <table:table-cell office:value-type="string" calcext:value-type="string">
            <text:p>-9, -7, 0-4</text:p>
          </table:table-cell>
          <table:table-cell office:value-type="string" calcext:value-type="string">
            <text:p>How many times access EMR past 12 most (-9, -7=missing; 0=None, 1=1-2, 2=3-5, 3=6-9, 4=&gt;=10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tion F: Palliative Care</text:p>
          </table:table-cell>
          <table:table-cell table:style-name="ce5"/>
          <table:table-cell table:style-name="ce7" office:value-type="string" calcext:value-type="string">
            <text:p>multiple questions about palliative care</text:p>
          </table:table-cell>
          <table:table-cell table:style-name="ce5" office:value-type="string" calcext:value-type="string">
            <text:p>N; not used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GeneralHeal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n general, your health is… (-9, -7, -5=errors; 1=excellent, 2=vg, 3=g, 4=fair, 5=poo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wnAbilityTakeCareHeal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confident in own ability to take good care of health? (-9, -7, -5=errors; 1=completely confident, 5=not at all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voidDoc</text:p>
          </table:table-cell>
          <table:table-cell table:style-name="ce5" office:value-type="string" calcext:value-type="string">
            <text:p>-9, -7, 1-2</text:p>
          </table:table-cell>
          <table:table-cell table:style-name="ce5" office:value-type="string" calcext:value-type="string">
            <text:p>Some ppl avoid MD even tho know better. Is this you? (-9, -7=missing; 1=T, 2=F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Conditions_Diabetes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DM?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Conditions_HighBP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HTN?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Conditions_HeartCondition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heart attack, angina, CHF?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Conditions_LungDiseas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chronic lung dz, asthma, emphysema, chronic bronchitis?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Conditions_Depression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Has HCP told you you have depression/anxiety d/o?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onsiderFuture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I consider how things might be in the future, and try to influence those things with my day to day behavior (-9, -7, -5=missing/error; 1=strongly agree, 4=strongly disagree)</text:p>
          </table:table-cell>
          <table:table-cell table:style-name="ce5" office:value-type="string" calcext:value-type="string">
            <text:p>N; not used</text:p>
          </table:table-cell>
          <table:table-cell/>
          <table:table-cell office:value-type="string" calcext:value-type="string">
            <text:p>skipped several re: ht/wt, wt perception, anxious/nervous, worry etc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ruit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how many cups fruit/day? (-9, -7, -5=missing/error; 0=None; 1=&lt;=1/2, 2=1/2-1, 3=1-2, 4=2-3, 5=3-4, 6=&gt;=4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Vegetables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how many cups veg/day? (-9, -7, -5=missing/error; 0=None; 1=&lt;=1/2, 2=1/2-1, 3=1-2, 4=2-3, 5=3-4, 6=&gt;=4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inkDaysPerWeek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during past 30d, how many days/wk &gt;=1 alcoholic bev? (-9, -7, -4=missing/error; 0-7 days/wk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inksPerDay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during past 30d, how many drinks on days you drank? (-9 thru -2=missing/error; -1=NA; 0-30 drinks/day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tiple new drinking ?s; skipp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sModerateExerci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many days/wk exercise &gt;= mod intensity? (-9, -7=missing; 0-7 days/wk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LongModerateExerciseMinute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on &gt;= mod exercise days, how many minutes? -9 thru -2=missing/error; -1=NA; 0-612 min/day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sStrengthTrainin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many days/wk non-work phys activity design to strengthen muscles? (-9, -7, -5=missing/error; 0-7 days/wk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oke100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Smoke &gt;=100 cigs in life?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okeNow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smoke now? (-9 thru -2=missing/error; -1=NA never smoked; 1=everyday, 2=some days, 3=no days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dECigEver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Ever used e-cig even 1-2 times?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ECigNow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ow often use e-cigs now? (-9 thru -2=missing/error; -1=NA never used; 1=everyday, 2=some days, 3=no days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verHadCancer</text:p>
          </table:table-cell>
          <table:table-cell table:style-name="ce3" office:value-type="string" calcext:value-type="string">
            <text:p>-9, -7, 1-2</text:p>
          </table:table-cell>
          <table:table-cell table:style-name="ce3" office:value-type="string" calcext:value-type="string">
            <text:p>Everd Dx’d with cancer? (-9, -7=missing; 1=T, 2=F)</text:p>
          </table:table-cell>
          <table:table-cell table:style-name="ce3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ge (-9, -4=missing/error; 18-98 yrs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italStatus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Marital status (-9, -7, -5=missing/error; 1=married; 2=long-term partner; 3=divorced; 4=widowed; 5=separated; 6=single)</text:p>
          </table:table-cell>
          <table:table-cell table:style-name="ce3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Highest ed level (-9, -7=missing; 1=&lt;8yrs; 2=8-11yrs; 3=12yrs/finished HS; 4=postHS non-college; 5=some college; 6=college grad; 7=postgrad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ork/Occupation</text:p>
          </table:table-cell>
          <table:table-cell table:style-name="ce5"/>
          <table:table-cell table:style-name="ce5" office:value-type="string" calcext:value-type="string">
            <text:p>multiple questions about about occupation &amp; work hrs not in C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string" calcext:value-type="string">
            <text:p>SpeakEnglish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How well do you speak English? (-9, -7, -5=missing/error; 1=very well, 4=not at all)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tHisp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Not hispanic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White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Black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nd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AmerInd/AK native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Ind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Asian Indian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nese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Chinese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ipino</text:p>
          </table:table-cell>
          <table:table-cell office:value-type="string" calcext:value-type="string">
            <text:p>-9, -7, 1-2</text:p>
          </table:table-cell>
          <table:table-cell office:value-type="string" calcext:value-type="string">
            <text:p>Filipino (-9, -7=missing; 1=T, 2=F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apanese</text:p>
          </table:table-cell>
          <table:table-cell table:style-name="ce3" office:value-type="string" calcext:value-type="string">
            <text:p>-9, -7, 1-2</text:p>
          </table:table-cell>
          <table:table-cell table:style-name="ce3" office:value-type="string" calcext:value-type="string">
            <text:p>Japanese (-9, -7=missing; 1=T, 2=F)</text:p>
          </table:table-cell>
          <table:table-cell office:value-type="string" calcext:value-type="string">
            <text:p>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Korean</text:p>
          </table:table-cell>
          <table:table-cell table:style-name="ce3" office:value-type="string" calcext:value-type="string">
            <text:p>-9, -7, 1-2</text:p>
          </table:table-cell>
          <table:table-cell table:style-name="ce3" office:value-type="string" calcext:value-type="string">
            <text:p>Korean (-9, -7=missing; 1=T, 2=F)</text:p>
          </table:table-cell>
          <table:table-cell office:value-type="string" calcext:value-type="string">
            <text:p>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Vietnamese</text:p>
          </table:table-cell>
          <table:table-cell table:style-name="ce3" office:value-type="string" calcext:value-type="string">
            <text:p>-9, -7, 1-2</text:p>
          </table:table-cell>
          <table:table-cell table:style-name="ce3" office:value-type="string" calcext:value-type="string">
            <text:p>Vietnamese (-9, -7=missing; 1=T, 2=F)</text:p>
          </table:table-cell>
          <table:table-cell office:value-type="string" calcext:value-type="string">
            <text:p>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OthAsian</text:p>
          </table:table-cell>
          <table:table-cell table:style-name="ce3" office:value-type="string" calcext:value-type="string">
            <text:p>-9, -7, 1-2</text:p>
          </table:table-cell>
          <table:table-cell table:style-name="ce3" office:value-type="string" calcext:value-type="string">
            <text:p>Other Asian (-9, -7=missing; 1=T, 2=F)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Hawaiian</text:p>
          </table:table-cell>
          <table:table-cell table:style-name="ce2" office:value-type="string" calcext:value-type="string">
            <text:p>-9, -7, 1-2</text:p>
          </table:table-cell>
          <table:table-cell table:style-name="ce2" office:value-type="string" calcext:value-type="string">
            <text:p>Hawaiian (-9, -7=missing; 1=T, 2=F)</text:p>
          </table:table-cell>
          <table:table-cell table:style-name="ce2" office:value-type="string" calcext:value-type="string">
            <text:p>N; changed</text:p>
          </table:table-cell>
          <table:table-cell table:style-name="ce2" office:value-type="string" calcext:value-type="string">
            <text:p>NativeHawaiian</text:p>
          </table:table-cell>
          <table:table-cell table:style-name="ce2" office:value-type="string" calcext:value-type="string">
            <text:p>name chg only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Gaumanian</text:p>
          </table:table-cell>
          <table:table-cell table:style-name="ce3" office:value-type="string" calcext:value-type="string">
            <text:p>-9, -7, 1-2</text:p>
          </table:table-cell>
          <table:table-cell table:style-name="ce3" office:value-type="string" calcext:value-type="string">
            <text:p>Gaumanian (-9, -7=missing; 1=T, 2=F)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Samoan</text:p>
          </table:table-cell>
          <table:table-cell table:style-name="ce3" office:value-type="string" calcext:value-type="string">
            <text:p>-9, -7, 1-2</text:p>
          </table:table-cell>
          <table:table-cell table:style-name="ce3" office:value-type="string" calcext:value-type="string">
            <text:p>Samoan (-9, -7=missing; 1=T, 2=F)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OthPacisl</text:p>
          </table:table-cell>
          <table:table-cell table:style-name="ce3" office:value-type="string" calcext:value-type="string">
            <text:p>-9, -7, 1-2</text:p>
          </table:table-cell>
          <table:table-cell table:style-name="ce3" office:value-type="string" calcext:value-type="string">
            <text:p>Other Pacific Islander (-9, -7=missing; 1=T, 2=F)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elfGender</text:p>
          </table:table-cell>
          <table:table-cell table:style-name="ce3" office:value-type="string" calcext:value-type="string">
            <text:p>-9, -5, 1-2</text:p>
          </table:table-cell>
          <table:table-cell table:style-name="ce3" office:value-type="string" calcext:value-type="string">
            <text:p>Gender (-9, -5=Missing/Error; M=1, F=2)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use this; C3 doesn’t have “BirthGender)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RentOrOwn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Rent or own home? (-9, -7, -5=missing/error; 1=own, 2=rent, 3=occupy w/o paying rent)</text:p>
          </table:table-cell>
          <table:table-cell table:style-name="ce3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omeRange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Combined annual household income (-9, -7=missing; 1=0-9999; 2=10k-14999; 3=15k-19999; 4=20k-34999; 5=35k-49999; 6=50k-74999; 7=75k-99999; 8=100k-199999; 9=&gt;=200k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IncomeFeelings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how do you feel re: income? (-9, -7, -5=missing/error; 1=comfortable; 2=getting by; 3=difficult; 4=very difficult)</text:p>
          </table:table-cell>
          <table:table-cell table:style-name="ce5" office:value-type="string" calcext:value-type="string">
            <text:p>N; not us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eights</text:p>
          </table:table-cell>
          <table:table-cell table:style-name="ce5"/>
          <table:table-cell table:style-name="ce5" office:value-type="string" calcext:value-type="string">
            <text:p>459-510 are various wts for variance estimation; see the docs</text:p>
          </table:table-cell>
          <table:table-cell table:style-name="ce5" office:value-type="string" calcext:value-type="string">
            <text:p>N; different grou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GrpA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ge group A (-9, -4=missing/error; 1=18-34, 2=35-39; 3=40-44; 4=45+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GrpB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ge group B (-9, -4=missing/error; 1=18-34, 2=35-49; 3=50-64; 4=65-74; 5=75+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cA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Ed group A (-9, -7=missing; 1= &lt; HS; 2=HS grad; 3=some college; 4= &gt;= college grad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cB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Ed group B (-9, -7=missing; 1= &lt; HS; 2=HS grad; 3=some college; 4= BS, 5=postgrad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ceEthn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Race/Ethnicity 7 levels (-9, -7=missing; 1=Hispanic; 2=Nonhisp wht; 3=Nonhisp blk/AA; 4=Nonhisp amerind/AK native; 5=Nonhisp asian; 6=nonhisp hative HI/PacIsl; 7=Nonhisp multi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ceEthn5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Race/Ethnicity 5 levels (-9, -7=missing; 1=Nonhisp wht; 2=Nonhisp blk/AA; 3=Hispanic; 4=Nonhisp asian; 5=Nonhisp oth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HInc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ncome 5 levels (-9, -7=missing; 1=&lt;20k; 2=20k-34999; 3=35k-49999; 4=50k-74999; 5=&gt;=75k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MI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Body mass index (-9, -7, -4=missing/error; continuous BMI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okeStat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moking status (-9, -7, -6=missing; 1=current; 2=former, 3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Q4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PHQ-4 depression score (derived from skipped nervous/anxious/etc) (-9, -7, -5=missing/error; 0 – 12 higher=worse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eklyMinutesModerateExerci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Min/wk mod exercise (days/wk*min/day; -9, -7, -4=missing/error; continous minutes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igU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E-cig status (-9, -7, -6=missing; 1=current; 2=former, 3=never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DrinksPerWeek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vg drinks/wk (from drink days/wk &amp; drinks/day; -9, -7, -4=missing/error; continuous drinks/wk)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final_set.A1:final_set.D59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Cycle3.A1:Cycle3.E140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'C4-C3 xwalk'.A1:'C4-C3 xwalk'.E147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'C2-C3 xwalk'.A1:'C2-C3 xwalk'.E149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20:02:16.860663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9:10:18.424200557</meta:creation-date>
    <dc:date>2021-07-19T20:02:45.916166663</dc:date>
    <meta:editing-duration>P15DT3H55M30S</meta:editing-duration>
    <meta:editing-cycles>134</meta:editing-cycles>
    <meta:generator>LibreOffice/6.4.7.2$Linux_X86_64 LibreOffice_project/40$Build-2</meta:generator>
    <meta:document-statistic meta:table-count="4" meta:cell-count="2080" meta:object-count="0"/>
  </office:meta>
</office:document-meta>
</file>